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imes" svg:font-family="Times"/>
    <style:font-face style:name="Times1" svg:font-family="Times" style:font-family-generic="roman"/>
    <style:font-face style:name="Helvetica1" svg:font-family="Helvetica" style:font-family-generic="swiss"/>
    <style:font-face style:name="DejaVu Sans Mono" svg:font-family="'DejaVu Sans Mono'"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A2" style:family="table-cell" style:data-style-name="N5100">
      <style:table-cell-properties fo:background-color="#4d4d4d" fo:padding="0.097cm" fo:border-left="0.002cm solid #000000" fo:border-right="none" fo:border-top="none" fo:border-bottom="0.002cm solid #000000">
        <style:background-image/>
      </style:table-cell-properties>
    </style:style>
    <style:style style:name="Tabla1.B2" style:family="table-cell" style:data-style-name="N5100">
      <style:table-cell-properties fo:background-color="#ffffff" fo:padding="0.097cm" fo:border-left="0.002cm solid #000000" fo:border-right="none" fo:border-top="none" fo:border-bottom="0.002cm solid #000000">
        <style:background-image/>
      </style:table-cell-properties>
    </style:style>
    <style:style style:name="Tabla1.D2" style:family="table-cell" style:data-style-name="N5100">
      <style:table-cell-properties fo:background-color="#cccccc" fo:padding="0.097cm" fo:border-left="0.002cm solid #000000" fo:border-right="0.002cm solid #000000" fo:border-top="none" fo:border-bottom="0.002cm solid #000000">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weight="bold" style:font-weight-asian="bold" style:font-weight-complex="bold"/>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end"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justify" style:justify-single-word="false"/>
      <style:text-properties fo:font-size="15pt" fo:font-weight="normal" style:font-size-asian="15pt" style:font-weight-asian="normal" style:font-size-complex="15pt" style:font-weight-complex="normal"/>
    </style:style>
    <style:style style:name="P5" style:family="paragraph" style:parent-style-name="Standard">
      <style:paragraph-properties fo:text-align="end" style:justify-single-word="false"/>
      <style:text-properties fo:font-size="13pt" fo:font-weight="normal" style:font-size-asian="13pt" style:font-weight-asian="normal" style:font-size-complex="13pt" style:font-weight-complex="normal"/>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justify" style:justify-single-word="false"/>
      <style:text-properties fo:font-size="12pt" style:font-size-asian="12pt"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fo:break-before="page"/>
      <style:text-properties fo:font-size="13pt" fo:font-weight="normal" style:font-size-asian="13pt" style:font-weight-asian="normal" style:font-size-complex="13pt" style:font-weight-complex="normal"/>
    </style:style>
    <style:style style:name="P10" style:family="paragraph" style:parent-style-name="Standard">
      <style:paragraph-properties fo:text-align="justify" style:justify-single-word="false" fo:break-before="page"/>
      <style:text-properties fo:font-size="15pt" fo:font-weight="normal" style:font-size-asian="15pt" style:font-weight-asian="normal" style:font-size-complex="15pt" style:font-weight-complex="normal"/>
    </style:style>
    <style:style style:name="P11" style:family="paragraph" style:parent-style-name="Text_20_body">
      <style:paragraph-properties fo:line-height="100%" fo:text-align="justify" style:justify-single-word="false" fo:break-before="page"/>
    </style:style>
    <style:style style:name="P12" style:family="paragraph" style:parent-style-name="Heading_20_2">
      <style:paragraph-properties fo:line-height="100%" fo:text-align="justify" style:justify-single-word="false" fo:break-before="page"/>
    </style:style>
    <style:style style:name="P13" style:family="paragraph" style:parent-style-name="Text_20_body">
      <style:paragraph-properties fo:line-height="100%" fo:text-align="justify" style:justify-single-word="false"/>
    </style:style>
    <style:style style:name="P14" style:family="paragraph" style:parent-style-name="Text_20_body">
      <style:paragraph-properties fo:line-height="100%" fo:text-align="justify" style:justify-single-word="false"/>
      <style:text-properties fo:font-size="12pt" style:font-size-asian="12pt" style:font-size-complex="12pt"/>
    </style:style>
    <style:style style:name="P15" style:family="paragraph" style:parent-style-name="Text_20_body">
      <style:paragraph-properties fo:line-height="100%" fo:text-align="justify" style:justify-single-word="false"/>
      <style:text-properties style:use-window-font-color="true"/>
    </style:style>
    <style:style style:name="P16" style:family="paragraph" style:parent-style-name="Text_20_body">
      <style:paragraph-properties fo:line-height="100%" fo:text-align="justify" style:justify-single-word="false"/>
      <style:text-properties style:use-window-font-color="true" fo:background-color="#ffffff"/>
    </style:style>
    <style:style style:name="P17" style:family="paragraph" style:parent-style-name="Text_20_body">
      <style:paragraph-properties fo:line-height="100%" fo:text-align="justify" style:justify-single-word="false"/>
      <style:text-properties fo:background-color="#ffffff"/>
    </style:style>
    <style:style style:name="P18" style:family="paragraph" style:parent-style-name="Text_20_body">
      <style:paragraph-properties fo:line-height="100%" fo:text-align="justify" style:justify-single-word="false"/>
      <style:text-properties style:text-underline-style="solid" style:text-underline-width="auto" style:text-underline-color="font-color"/>
    </style:style>
    <style:style style:name="P19" style:family="paragraph" style:parent-style-name="Text_20_body">
      <style:paragraph-properties fo:line-height="100%" fo:text-align="justify" style:justify-single-word="false"/>
      <style:text-properties style:text-underline-style="none"/>
    </style:style>
    <style:style style:name="P20" style:family="paragraph" style:parent-style-name="Text_20_body">
      <style:paragraph-properties fo:line-height="100%" fo:text-align="center" style:justify-single-word="false"/>
      <style:text-properties fo:color="#ffffff" style:text-outline="false" style:text-line-through-style="none" style:font-name="DejaVu Sans" fo:font-size="12pt" fo:font-style="normal" fo:text-shadow="none" style:text-underline-style="none" fo:font-weight="normal" style:font-size-asian="12pt" style:font-style-asian="normal" style:font-weight-asian="bold" style:font-size-complex="12pt" style:font-style-complex="normal" style:font-weight-complex="bold"/>
    </style:style>
    <style:style style:name="P21" style:family="paragraph" style:parent-style-name="Text_20_body">
      <style:paragraph-properties fo:line-height="100%" fo:text-align="justify" style:justify-single-word="false"/>
      <style:text-properties fo:color="#ffffff" style:text-outline="false" style:text-line-through-style="none" style:font-name="DejaVu Sans" fo:font-size="12pt" fo:font-style="normal" fo:text-shadow="none" style:text-underline-style="none" fo:font-weight="normal" style:font-size-asian="12pt" style:font-style-asian="italic" style:font-weight-asian="normal" style:font-size-complex="12pt" style:font-style-complex="italic" style:font-weight-complex="normal"/>
    </style:style>
    <style:style style:name="P22" style:family="paragraph" style:parent-style-name="Text_20_body">
      <style:paragraph-properties fo:line-height="100%" fo:text-align="justify" style:justify-single-word="false"/>
      <style:text-properties fo:color="#000000" style:text-outline="false" style:text-line-through-style="none" style:font-name="DejaVu Sans" fo:font-size="12pt" fo:font-style="normal" fo:text-shadow="none"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Text_20_body">
      <style:paragraph-properties fo:line-height="100%" fo:text-align="justify" style:justify-single-word="false"/>
      <style:text-properties fo:color="#000000" style:text-outline="false" style:text-line-through-style="none" style:font-name="DejaVu Sans" fo:font-size="12pt" fo:font-style="normal" fo:text-shadow="none" style:text-underline-style="none" fo:font-weight="normal" style:font-size-asian="12pt" style:font-style-asian="normal" style:font-weight-asian="bold" style:font-size-complex="12pt" style:font-style-complex="normal" style:font-weight-complex="bold"/>
    </style:style>
    <style:style style:name="P24" style:family="paragraph" style:parent-style-name="Text_20_body">
      <style:paragraph-properties fo:line-height="100%" fo:text-align="start" style:justify-single-word="false"/>
      <style:text-properties fo:color="#000000" style:text-outline="false" style:text-line-through-style="none" style:font-name="DejaVu Sans" fo:font-size="12pt" fo:font-style="normal" fo:text-shadow="none" style:text-underline-style="none" fo:font-weight="normal" style:font-size-asian="12pt" style:font-style-asian="normal" style:font-weight-asian="bold" style:font-size-complex="12pt" style:font-style-complex="normal" style:font-weight-complex="bold"/>
    </style:style>
    <style:style style:name="P25" style:family="paragraph" style:parent-style-name="Text_20_body">
      <style:paragraph-properties fo:line-height="100%" fo:text-align="justify" style:justify-single-word="false"/>
      <style:text-properties fo:color="#000000" style:text-outline="false" style:text-line-through-style="none" style:font-name="DejaVu Sans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text-properties style:font-name="Times1"/>
    </style:style>
    <style:style style:name="P27" style:family="paragraph" style:parent-style-name="Text_20_body">
      <style:paragraph-properties fo:line-height="100%" fo:text-align="justify" style:justify-single-word="false"/>
      <style:text-properties style:font-name="Times1"/>
    </style:style>
    <style:style style:name="P28" style:family="paragraph" style:parent-style-name="Text_20_body">
      <style:paragraph-properties fo:line-height="100%" fo:text-align="justify" style:justify-single-word="false"/>
      <style:text-properties style:font-name="Times1" fo:background-color="#ffffff"/>
    </style:style>
    <style:style style:name="P29" style:family="paragraph" style:parent-style-name="Text_20_body">
      <style:paragraph-properties fo:margin-left="0cm" fo:margin-right="0cm" fo:line-height="100%" fo:text-align="justify" style:justify-single-word="false" fo:text-indent="0cm" style:auto-text-indent="false"/>
    </style:style>
    <style:style style:name="P30" style:family="paragraph" style:parent-style-name="Text_20_body">
      <style:paragraph-properties fo:margin-left="0cm" fo:margin-right="0cm" fo:line-height="100%" fo:text-align="justify" style:justify-single-word="false" fo:text-indent="0cm" style:auto-text-indent="false"/>
      <style:text-properties fo:background-color="#ffffff"/>
    </style:style>
    <style:style style:name="P31" style:family="paragraph" style:parent-style-name="Preformatted_20_Text">
      <style:paragraph-properties fo:margin-left="0cm" fo:margin-right="0cm" fo:line-height="100%" fo:text-align="justify" style:justify-single-word="false" fo:text-indent="0cm" style:auto-text-indent="false"/>
      <style:text-properties fo:background-color="#ffffff"/>
    </style:style>
    <style:style style:name="P32" style:family="paragraph" style:parent-style-name="Preformatted_20_Text">
      <style:paragraph-properties fo:margin-left="0cm" fo:margin-right="0cm" fo:line-height="100%" fo:text-align="justify" style:justify-single-word="false" fo:text-indent="0cm" style:auto-text-indent="false"/>
      <style:text-properties style:font-name="Times1" fo:font-size="12pt" fo:background-color="#ffffff" style:font-size-asian="12pt" style:font-size-complex="12pt"/>
    </style:style>
    <style:style style:name="P33" style:family="paragraph" style:parent-style-name="Preformatted_20_Text">
      <style:paragraph-properties fo:margin-left="0cm" fo:margin-right="0cm" fo:line-height="100%" fo:text-align="justify" style:justify-single-word="false" fo:text-indent="0cm" style:auto-text-indent="false"/>
      <style:text-properties style:font-name="Times1" fo:background-color="#ffffff"/>
    </style:style>
    <style:style style:name="P34" style:family="paragraph" style:parent-style-name="Standard">
      <style:paragraph-properties fo:margin-left="1.251cm" fo:margin-right="0cm" fo:line-height="100%" fo:text-align="justify" style:justify-single-word="false" fo:text-indent="0cm" style:auto-text-indent="false"/>
    </style:style>
    <style:style style:name="P35" style:family="paragraph" style:parent-style-name="Text_20_body">
      <style:paragraph-properties fo:margin-left="0.979cm" fo:margin-right="0cm" fo:line-height="100%" fo:text-align="justify" style:justify-single-word="false" fo:text-indent="0cm" style:auto-text-indent="false"/>
      <style:text-properties fo:background-color="#ffffff"/>
    </style:style>
    <style:style style:name="P36" style:family="paragraph" style:parent-style-name="Preformatted_20_Text">
      <style:text-properties style:font-name="Times1"/>
    </style:style>
    <style:style style:name="P37" style:family="paragraph" style:parent-style-name="Preformatted_20_Text">
      <style:paragraph-properties fo:text-align="justify" style:justify-single-word="false"/>
      <style:text-properties style:font-name="Times1" fo:font-size="10pt" style:font-name-asian="DejaVu Sans Mono" style:font-size-asian="10pt" style:font-name-complex="DejaVu Sans Mono" style:font-size-complex="10pt"/>
    </style:style>
    <style:style style:name="P38" style:family="paragraph" style:parent-style-name="Preformatted_20_Text">
      <style:paragraph-properties fo:margin-top="0cm" fo:margin-bottom="0.499cm"/>
      <style:text-properties style:font-name="Times1"/>
    </style:style>
    <style:style style:name="P39" style:family="paragraph" style:parent-style-name="Text_20_body">
      <style:paragraph-properties fo:margin-left="6.985cm" fo:margin-right="0cm" fo:line-height="100%" fo:text-align="justify" style:justify-single-word="false" fo:text-indent="0cm" style:auto-text-indent="false"/>
    </style:style>
    <style:style style:name="P40" style:family="paragraph" style:parent-style-name="Heading_20_1">
      <style:paragraph-properties fo:line-height="100%" fo:text-align="justify" style:justify-single-word="false"/>
    </style:style>
    <style:style style:name="P41" style:family="paragraph" style:parent-style-name="Heading_20_2">
      <style:paragraph-properties fo:line-height="100%" fo:text-align="justify" style:justify-single-word="false"/>
    </style:style>
    <style:style style:name="P42" style:family="paragraph" style:parent-style-name="Heading_20_3">
      <style:paragraph-properties fo:line-height="100%" fo:text-align="justify" style:justify-single-word="false"/>
    </style:style>
    <style:style style:name="P43" style:family="paragraph" style:parent-style-name="Heading_20_3">
      <style:paragraph-properties fo:line-height="100%" fo:text-align="justify" style:justify-single-word="false"/>
      <style:text-properties style:use-window-font-color="true" fo:background-color="#ffffff"/>
    </style:style>
    <style:style style:name="P44" style:family="paragraph" style:parent-style-name="Heading_20_3">
      <style:paragraph-properties fo:line-height="100%" fo:text-align="justify" style:justify-single-word="false"/>
      <style:text-properties fo:background-color="#ffffff"/>
    </style:style>
    <style:style style:name="P45" style:family="paragraph" style:parent-style-name="Heading_20_3">
      <style:paragraph-properties fo:line-height="100%" fo:text-align="justify" style:justify-single-word="false"/>
      <style:text-properties style:font-name="Helvetica1" fo:font-size="14pt" fo:background-color="#ffffff" style:font-size-asian="14pt" style:font-size-complex="14pt"/>
    </style:style>
    <style:style style:name="P46" style:family="paragraph" style:parent-style-name="Heading_20_3">
      <style:paragraph-properties fo:line-height="100%" fo:text-align="justify" style:justify-single-word="false" fo:background-color="#ffffff">
        <style:background-image/>
      </style:paragraph-properties>
      <style:text-properties fo:background-color="#ffffff"/>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Standard" style:list-style-name="L3">
      <style:paragraph-properties fo:line-height="100%" fo:text-align="justify" style:justify-single-word="false"/>
    </style:style>
    <style:style style:name="P51" style:family="paragraph" style:parent-style-name="Standard" style:list-style-name="L2">
      <style:paragraph-properties fo:margin-left="1.251cm" fo:margin-right="0cm" fo:line-height="100%" fo:text-align="justify" style:justify-single-word="false" fo:text-indent="0cm" style:auto-text-indent="false"/>
    </style:style>
    <style:style style:name="P52" style:family="paragraph" style:parent-style-name="Text_20_body" style:list-style-name="L1">
      <style:paragraph-properties fo:line-height="100%" fo:text-align="justify" style:justify-single-word="false"/>
      <style:text-properties style:use-window-font-color="true" fo:background-color="#ffffff"/>
    </style:style>
    <style:style style:name="P53" style:family="paragraph" style:parent-style-name="Text_20_body" style:list-style-name="L1">
      <style:paragraph-properties fo:line-height="100%" fo:text-align="justify" style:justify-single-word="false"/>
      <style:text-properties fo:background-color="#ffffff"/>
    </style:style>
    <style:style style:name="P54" style:family="paragraph" style:parent-style-name="Text_20_body" style:list-style-name="L2">
      <style:paragraph-properties fo:line-height="100%" fo:text-align="justify" style:justify-single-word="false"/>
    </style:style>
    <style:style style:name="P55" style:family="paragraph" style:parent-style-name="Text_20_body" style:list-style-name="L4">
      <style:paragraph-properties fo:line-height="100%" fo:text-align="justify" style:justify-single-word="false"/>
    </style:style>
    <style:style style:name="P56" style:family="paragraph" style:parent-style-name="Text_20_body" style:list-style-name="L5">
      <style:paragraph-properties fo:line-height="100%" fo:text-align="justify" style:justify-single-word="false"/>
    </style:style>
    <style:style style:name="P57" style:family="paragraph" style:parent-style-name="Text_20_body" style:list-style-name="L6">
      <style:paragraph-properties fo:line-height="100%" fo:text-align="justify" style:justify-single-word="false"/>
    </style:style>
    <style:style style:name="P58" style:family="paragraph" style:parent-style-name="Text_20_body" style:list-style-name="L7">
      <style:paragraph-properties fo:line-height="100%" fo:text-align="justify" style:justify-single-word="false"/>
    </style:style>
    <style:style style:name="P59" style:family="paragraph" style:parent-style-name="Text_20_body" style:list-style-name="L8">
      <style:paragraph-properties fo:line-height="100%" fo:text-align="justify" style:justify-single-word="false"/>
    </style:style>
    <style:style style:name="P60" style:family="paragraph" style:parent-style-name="Text_20_body" style:list-style-name="L8"/>
    <style:style style:name="P61" style:family="paragraph" style:parent-style-name="Text_20_body" style:list-style-name="L2">
      <style:paragraph-properties fo:margin-left="-1.251cm" fo:margin-right="0cm" fo:line-height="100%" fo:text-align="justify" style:justify-single-word="false" fo:text-indent="0cm" style:auto-text-indent="false"/>
    </style:style>
    <style:style style:name="P62" style:family="paragraph" style:parent-style-name="Text_20_body" style:list-style-name="L2">
      <style:paragraph-properties fo:margin-left="0cm" fo:margin-right="0cm" fo:line-height="100%" fo:text-align="justify" style:justify-single-word="false" fo:text-indent="0cm" style:auto-text-indent="false"/>
    </style:style>
    <style:style style:name="P63" style:family="paragraph" style:parent-style-name="Text_20_body" style:list-style-name="L2">
      <style:paragraph-properties fo:margin-left="1.251cm" fo:margin-right="0cm" fo:line-height="100%" fo:text-align="justify" style:justify-single-word="false" fo:text-indent="0cm" style:auto-text-indent="false"/>
    </style:style>
    <style:style style:name="P64" style:family="paragraph" style:parent-style-name="Text_20_body" style:list-style-name="L4">
      <style:paragraph-properties fo:margin-left="1.251cm" fo:margin-right="0cm" fo:line-height="100%" fo:text-align="justify" style:justify-single-word="false" fo:text-indent="0cm" style:auto-text-indent="false"/>
    </style:style>
    <style:style style:name="P65" style:family="paragraph" style:parent-style-name="Text_20_body" style:list-style-name="L9">
      <style:paragraph-properties fo:margin-left="1.251cm" fo:margin-right="0cm" fo:line-height="100%" fo:text-align="justify" style:justify-single-word="false" fo:text-indent="0cm" style:auto-text-indent="false"/>
    </style:style>
    <style:style style:name="P66" style:family="paragraph" style:parent-style-name="Text_20_body" style:list-style-name="L10">
      <style:paragraph-properties fo:margin-left="1.251cm" fo:margin-right="0cm" fo:line-height="100%" fo:text-align="justify" style:justify-single-word="false" fo:text-indent="0cm" style:auto-text-indent="false"/>
    </style:style>
    <style:style style:name="P67" style:family="paragraph" style:parent-style-name="Text_20_body" style:list-style-name="L8">
      <style:paragraph-properties fo:margin-top="0cm" fo:margin-bottom="0cm"/>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style:use-window-font-color="true"/>
    </style:style>
    <style:style style:name="T5" style:family="text">
      <style:text-properties fo:background-color="#ffffff"/>
    </style:style>
    <style:style style:name="T6" style:family="text">
      <style:text-properties fo:font-size="6pt" style:font-size-asian="6pt" style:font-size-complex="6pt"/>
    </style:style>
    <style:style style:name="T7" style:family="text">
      <style:text-properties fo:font-size="10pt"/>
    </style:style>
    <style:style style:name="T8" style:family="text">
      <style:text-properties style:font-name="Times1"/>
    </style:style>
    <style:style style:name="T9" style:family="text">
      <style:text-properties style:font-name="Times New Roman"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2.434cm" text:min-label-width="0.635cm"/>
        <style:text-properties style:font-name="StarSymbol"/>
      </text:list-level-style-bullet>
      <text:list-level-style-bullet text:level="2" text:style-name="Bullet_20_Symbols" style:num-suffix="." text:bullet-char="○">
        <style:list-level-properties text:space-before="3.704cm" text:min-label-width="0.635cm"/>
        <style:text-properties style:font-name="StarSymbol"/>
      </text:list-level-style-bullet>
      <text:list-level-style-bullet text:level="3" text:style-name="Bullet_20_Symbols" style:num-suffix="." text:bullet-char="■">
        <style:list-level-properties text:space-before="4.974cm" text:min-label-width="0.635cm"/>
        <style:text-properties style:font-name="StarSymbol"/>
      </text:list-level-style-bullet>
      <text:list-level-style-bullet text:level="4" text:style-name="Bullet_20_Symbols" style:num-suffix="." text:bullet-char="●">
        <style:list-level-properties text:space-before="6.244cm" text:min-label-width="0.635cm"/>
        <style:text-properties style:font-name="StarSymbol"/>
      </text:list-level-style-bullet>
      <text:list-level-style-bullet text:level="5" text:style-name="Bullet_20_Symbols" style:num-suffix="." text:bullet-char="○">
        <style:list-level-properties text:space-before="7.514cm" text:min-label-width="0.635cm"/>
        <style:text-properties style:font-name="StarSymbol"/>
      </text:list-level-style-bullet>
      <text:list-level-style-bullet text:level="6" text:style-name="Bullet_20_Symbols" style:num-suffix="." text:bullet-char="■">
        <style:list-level-properties text:space-before="8.784cm" text:min-label-width="0.635cm"/>
        <style:text-properties style:font-name="StarSymbol"/>
      </text:list-level-style-bullet>
      <text:list-level-style-bullet text:level="7" text:style-name="Bullet_20_Symbols" style:num-suffix="." text:bullet-char="●">
        <style:list-level-properties text:space-before="10.054cm" text:min-label-width="0.635cm"/>
        <style:text-properties style:font-name="StarSymbol"/>
      </text:list-level-style-bullet>
      <text:list-level-style-bullet text:level="8" text:style-name="Bullet_20_Symbols" style:num-suffix="." text:bullet-char="○">
        <style:list-level-properties text:space-before="11.324cm" text:min-label-width="0.635cm"/>
        <style:text-properties style:font-name="StarSymbol"/>
      </text:list-level-style-bullet>
      <text:list-level-style-bullet text:level="9" text:style-name="Bullet_20_Symbols" style:num-suffix="." text:bullet-char="■">
        <style:list-level-properties text:space-before="12.594cm" text:min-label-width="0.635cm"/>
        <style:text-properties style:font-name="StarSymbol"/>
      </text:list-level-style-bullet>
      <text:list-level-style-bullet text:level="10" text:style-name="Bullet_20_Symbols" style:num-suffix="." text:bullet-char="●">
        <style:list-level-properties text:space-before="13.864cm" text:min-label-width="0.635cm"/>
        <style:text-properties style:font-name="StarSymbol"/>
      </text:list-level-style-bullet>
    </text:list-style>
    <text:list-style style:name="L3">
      <text:list-level-style-bullet text:level="1" text:style-name="Bullet_20_Symbols" style:num-suffix="." text:bullet-char="●">
        <style:list-level-properties text:space-before="3.704cm" text:min-label-width="0.635cm"/>
        <style:text-properties style:font-name="StarSymbol"/>
      </text:list-level-style-bullet>
      <text:list-level-style-bullet text:level="2" text:style-name="Bullet_20_Symbols" style:num-suffix="." text:bullet-char="○">
        <style:list-level-properties text:space-before="4.974cm" text:min-label-width="0.635cm"/>
        <style:text-properties style:font-name="StarSymbol"/>
      </text:list-level-style-bullet>
      <text:list-level-style-bullet text:level="3" text:style-name="Bullet_20_Symbols" style:num-suffix="." text:bullet-char="■">
        <style:list-level-properties text:space-before="6.244cm" text:min-label-width="0.635cm"/>
        <style:text-properties style:font-name="StarSymbol"/>
      </text:list-level-style-bullet>
      <text:list-level-style-bullet text:level="4" text:style-name="Bullet_20_Symbols" style:num-suffix="." text:bullet-char="●">
        <style:list-level-properties text:space-before="7.514cm" text:min-label-width="0.635cm"/>
        <style:text-properties style:font-name="StarSymbol"/>
      </text:list-level-style-bullet>
      <text:list-level-style-bullet text:level="5" text:style-name="Bullet_20_Symbols" style:num-suffix="." text:bullet-char="○">
        <style:list-level-properties text:space-before="8.784cm" text:min-label-width="0.635cm"/>
        <style:text-properties style:font-name="StarSymbol"/>
      </text:list-level-style-bullet>
      <text:list-level-style-bullet text:level="6" text:style-name="Bullet_20_Symbols" style:num-suffix="." text:bullet-char="■">
        <style:list-level-properties text:space-before="10.054cm" text:min-label-width="0.635cm"/>
        <style:text-properties style:font-name="StarSymbol"/>
      </text:list-level-style-bullet>
      <text:list-level-style-bullet text:level="7" text:style-name="Bullet_20_Symbols" style:num-suffix="." text:bullet-char="●">
        <style:list-level-properties text:space-before="11.324cm" text:min-label-width="0.635cm"/>
        <style:text-properties style:font-name="StarSymbol"/>
      </text:list-level-style-bullet>
      <text:list-level-style-bullet text:level="8" text:style-name="Bullet_20_Symbols" style:num-suffix="." text:bullet-char="○">
        <style:list-level-properties text:space-before="12.594cm" text:min-label-width="0.635cm"/>
        <style:text-properties style:font-name="StarSymbol"/>
      </text:list-level-style-bullet>
      <text:list-level-style-bullet text:level="9" text:style-name="Bullet_20_Symbols" style:num-suffix="." text:bullet-char="■">
        <style:list-level-properties text:space-before="13.864cm" text:min-label-width="0.635cm"/>
        <style:text-properties style:font-name="StarSymbol"/>
      </text:list-level-style-bullet>
      <text:list-level-style-bullet text:level="10" text:style-name="Bullet_20_Symbols" style:num-suffix="." text:bullet-char="●">
        <style:list-level-properties text:space-before="15.134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
      <text:p text:style-name="P2"/>
      <text:p text:style-name="P2"/>
      <text:p text:style-name="P2"/>
      <text:p text:style-name="P2"/>
      <text:p text:style-name="P2"/>
      <text:p text:style-name="P2">MANUAL BÁSICO DE COMANDOS LINUX </text:p>
      <text:p text:style-name="P2"/>
      <text:p text:style-name="P2">INSTALACIÓN Y MANTENIMIENTO DE EQUIPOS Y SISTEMAS INFORMÁTIC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Mario García Alcázar</text:p>
      <text:p text:style-name="P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7">1. Introducción.<text:tab/>5</text:p>
          <text:p text:style-name="P47">2. Comandos Linux.<text:tab/>6</text:p>
          <text:p text:style-name="P48">2.1 Comandos generales.<text:tab/>6</text:p>
          <text:p text:style-name="P49">Comando clear<text:tab/>6</text:p>
          <text:p text:style-name="P49">Comando cal<text:tab/>6</text:p>
          <text:p text:style-name="P49">Comando date<text:tab/>6</text:p>
          <text:p text:style-name="P49">Comando echo<text:tab/>7</text:p>
          <text:p text:style-name="P49">Comando export<text:tab/>7</text:p>
          <text:p text:style-name="P49">Comando expr<text:tab/>7</text:p>
          <text:p text:style-name="P49">Comando hostname<text:tab/>8</text:p>
          <text:p text:style-name="P49">Comando finger<text:tab/>8</text:p>
          <text:p text:style-name="P49">Comando logout<text:tab/>8</text:p>
          <text:p text:style-name="P49">Comando lpq<text:tab/>8</text:p>
          <text:p text:style-name="P49">Comando lpr<text:tab/>8</text:p>
          <text:p text:style-name="P49">Comando lprm<text:tab/>9</text:p>
          <text:p text:style-name="P49">Comando man.<text:tab/>9</text:p>
          <text:p text:style-name="P49">Comando reboot.<text:tab/>9</text:p>
          <text:p text:style-name="P49">Comando set<text:tab/>9</text:p>
          <text:p text:style-name="P49">Comando starx.<text:tab/>9</text:p>
          <text:p text:style-name="P49">Comando shutdown.<text:tab/>9</text:p>
          <text:p text:style-name="P49">Comando uptime<text:tab/>10</text:p>
          <text:p text:style-name="P49">Comando uname<text:tab/>10</text:p>
          <text:p text:style-name="P49">Comando who<text:tab/>10</text:p>
          <text:p text:style-name="P49">Comando whoami<text:tab/>10</text:p>
          <text:p text:style-name="P48">2.2 Comandos de gestión de ficheros.<text:tab/>11</text:p>
          <text:p text:style-name="P49">Comando cat<text:tab/>11</text:p>
          <text:p text:style-name="P49">Comando cd<text:tab/>11</text:p>
          <text:p text:style-name="P49">Comando chmod<text:tab/>11</text:p>
          <text:p text:style-name="P49">Comando chown<text:tab/>12</text:p>
          <text:p text:style-name="P49">Comando chgrp<text:tab/>12</text:p>
          <text:p text:style-name="P49">Comando cmp<text:tab/>13</text:p>
          <text:p text:style-name="P49">Comando cp<text:tab/>13</text:p>
          <text:p text:style-name="P49">Comando cut<text:tab/>13</text:p>
          <text:p text:style-name="P49">Comando diff<text:tab/>13</text:p>
          <text:p text:style-name="P49">Comando find<text:tab/>14</text:p>
          <text:p text:style-name="P49">Comando file<text:tab/>14</text:p>
          <text:p text:style-name="P49">Comando grep<text:tab/>14</text:p>
          <text:p text:style-name="P49">Comando head<text:tab/>15</text:p>
          <text:p text:style-name="P49">Comando ln<text:tab/>15</text:p>
          <text:p text:style-name="P49">Comando ls<text:tab/>15</text:p>
          <text:p text:style-name="P49">Comando more<text:tab/>16</text:p>
          <text:p text:style-name="P49">Comando mv<text:tab/>16</text:p>
          <text:p text:style-name="P49">Comando mkdir<text:tab/>16</text:p>
          <text:p text:style-name="P49">Comando nl<text:tab/>16</text:p>
          <text:p text:style-name="P49">Comando pwd<text:tab/>16</text:p>
          <text:p text:style-name="P49">Comando rm<text:tab/>16</text:p>
          <text:p text:style-name="P49"><text:soft-page-break/>Comando rmdir<text:tab/>16</text:p>
          <text:p text:style-name="P49">Comando sort<text:tab/>17</text:p>
          <text:p text:style-name="P49">Comando tail<text:tab/>17</text:p>
          <text:p text:style-name="P49">Comando touch<text:tab/>17</text:p>
          <text:p text:style-name="P49">Comando tr<text:tab/>17</text:p>
          <text:p text:style-name="P49">Comando uniq<text:tab/>18</text:p>
          <text:p text:style-name="P49">Comando wc<text:tab/>18</text:p>
          <text:p text:style-name="P49">Comando whereis<text:tab/>18</text:p>
          <text:p text:style-name="P48">2.3 Comandos de gestión de procesos.<text:tab/>19</text:p>
          <text:p text:style-name="P49">Comando at<text:tab/>19</text:p>
          <text:p text:style-name="P49">Comando atq<text:tab/>19</text:p>
          <text:p text:style-name="P49">Comando atrm<text:tab/>19</text:p>
          <text:p text:style-name="P49">Comando bg<text:tab/>20</text:p>
          <text:p text:style-name="P49">Comando crontab<text:tab/>20</text:p>
          <text:p text:style-name="P49">Comando free<text:tab/>21</text:p>
          <text:p text:style-name="P49">Comando kill<text:tab/>21</text:p>
          <text:p text:style-name="P49">Comando lsof<text:tab/>22</text:p>
          <text:p text:style-name="P49">Comando nohup<text:tab/>23</text:p>
          <text:p text:style-name="P49">Comando ps<text:tab/>23</text:p>
          <text:p text:style-name="P49">Comando pstree<text:tab/>24</text:p>
          <text:p text:style-name="P49">Comando sleep<text:tab/>24</text:p>
          <text:p text:style-name="P49">Comando top<text:tab/>25</text:p>
          <text:p text:style-name="P49">Comando watch<text:tab/>25</text:p>
          <text:p text:style-name="P48">2.4 Comandos de gestión de usuarios.<text:tab/>26</text:p>
          <text:p text:style-name="P49">Comando addgroup<text:tab/>26</text:p>
          <text:p text:style-name="P49">Comando adduser<text:tab/>26</text:p>
          <text:p text:style-name="P49">Comando chfn<text:tab/>27</text:p>
          <text:p text:style-name="P49">Comando chsh<text:tab/>27</text:p>
          <text:p text:style-name="P49">Comando delgroup<text:tab/>27</text:p>
          <text:p text:style-name="P49">Comando deluser<text:tab/>28</text:p>
          <text:p text:style-name="P49">Comando groups<text:tab/>29</text:p>
          <text:p text:style-name="P49">Comando passwd<text:tab/>29</text:p>
          <text:p text:style-name="P49">Comando sudo<text:tab/>29</text:p>
          <text:p text:style-name="P49">Comando umask<text:tab/>29</text:p>
          <text:p text:style-name="P48">2.5 Comandos de empaquetado y compresión.<text:tab/>31</text:p>
          <text:p text:style-name="P49">Comando apt-get<text:tab/>31</text:p>
          <text:p text:style-name="P49">Comando apt-cache<text:tab/>31</text:p>
          <text:p text:style-name="P49">Comando tar<text:tab/>32</text:p>
          <text:p text:style-name="P49">Comando gzip<text:tab/>33</text:p>
          <text:p text:style-name="P48">2.6 Comandos de gestión de discos y dispositivos.<text:tab/>34</text:p>
          <text:p text:style-name="P49">Comando df<text:tab/>34</text:p>
          <text:p text:style-name="P49">Comando dmesg<text:tab/>34</text:p>
          <text:p text:style-name="P49">Comando du<text:tab/>34</text:p>
          <text:p text:style-name="P49">Comando fdisk<text:tab/>34</text:p>
          <text:p text:style-name="P49">Comando fsck<text:tab/>36</text:p>
          <text:p text:style-name="P49">Comando mkfs<text:tab/>36</text:p>
          <text:p text:style-name="P49">Comando mkswap<text:tab/>37</text:p>
          <text:p text:style-name="P49">Comando swapoff<text:tab/>37</text:p>
          <text:p text:style-name="P49">Comando swapon<text:tab/>37</text:p>
          <text:p text:style-name="P49">Comando mount<text:tab/>37</text:p>
          <text:p text:style-name="P49"><text:soft-page-break/>Comando umount<text:tab/>40</text:p>
          <text:p text:style-name="P48">2.7 Comandos de gestión de red.<text:tab/>41</text:p>
          <text:p text:style-name="P49">Comando ifconfig<text:tab/>41</text:p>
          <text:p text:style-name="P49">Comando ifdown<text:tab/>41</text:p>
          <text:p text:style-name="P49">Comando ifup<text:tab/>41</text:p>
          <text:p text:style-name="P49">Comando ping<text:tab/>41</text:p>
        </text:index-body>
      </text:table-of-content>
      <text:p text:style-name="P4"/>
      <text:p text:style-name="P4"/>
      <text:p text:style-name="P10"/>
      <text:h text:style-name="P40" text:outline-level="1">1. Introducción.</text:h>
      <text:p text:style-name="P13">Este manual tiene como objetivo especificar los principales comandos Linux que podemos necesitar para la explotación o administración de dicho sistema operativo. Hay que indicar también que el objetivo de este manual no es especificar cada una de las opciones de dichos comandos, sino su funcionamiento general y las opciones más comunes que puedan ser de utilidad. Para más información sobre cada comando, será necesario referirse a la ayuda de Linux, por medio del comando<text:span text:style-name="T1"> man</text:span>.</text:p>
      <text:p text:style-name="P13">En este manual, se han recogido los comandos agrupados según diferentes conjuntos de funcionalidades para que sean más fáciles de localizar.</text:p>
      <text:p text:style-name="P13"/>
      <text:p text:style-name="P11"/>
      <text:h text:style-name="P40" text:outline-level="1">2. Comandos Linux.</text:h>
      <text:p text:style-name="P13">Seguidamente se describen los principales comandos Linux, referidos a los siguientes grupos de funcionalidades: generales gestión de ficheros, gestión de usuarios, gestión de procesos, empaquetado y compresión, red.</text:p>
      <text:p text:style-name="P13"/>
      <text:p text:style-name="P13"/>
      <text:h text:style-name="P41" text:outline-level="2">2.1 Comandos generales.</text:h>
      <text:p text:style-name="P13">En este apartado, introduciremos comandos generales del sistema que pueden ser de utilidad.</text:p>
      <text:p text:style-name="P13"/>
      <text:h text:style-name="P42" text:outline-level="3">Comando clear</text:h>
      <text:p text:style-name="P13">Limpia la pantalla</text:p>
      <text:p text:style-name="P13"><text:span text:style-name="T2">Formato</text:span>: clear</text:p>
      <text:p text:style-name="P13"/>
      <text:h text:style-name="P42" text:outline-level="3">Comando cal</text:h>
      <text:p text:style-name="P13">Muestra una cadena por la salida estándar con el calendario. Si no se especifican opciones muestra el mes actual.</text:p>
      <text:p text:style-name="P13"><text:span text:style-name="T2">Formato</text:span>: cal [OPCIONES]</text:p>
      <text:p text:style-name="P13"><text:span text:style-name="T2">Opciones básicas</text:span>:</text:p>
      <text:p text:style-name="P13"><text:s text:c="8"/>-3 ---&gt; muestra el mes actual el anterior y el siguiente.</text:p>
      <text:p text:style-name="P13"><text:s text:c="8"/>mes año ---&gt; muestra el calendario del mes del año indicado.</text:p>
      <text:p text:style-name="P13"><text:s text:c="8"/>año ---&gt; muestra el calendario de todos los meses del año indicado.</text:p>
      <text:p text:style-name="P13"/>
      <text:h text:style-name="P42" text:outline-level="3">Comando date</text:h>
      <text:p text:style-name="P13">Muestra una cadena con la fecha y hora del sistema por la salida estándar.</text:p>
      <text:p text:style-name="P13"><text:span text:style-name="T2">Formato</text:span>: date [OPCIONES] [[mes] año]</text:p>
      <text:p text:style-name="P13"><text:span text:style-name="T2">Opciones básicas</text:span>:</text:p>
      <text:p text:style-name="P13"><text:s text:c="8"/>-s “cadena_fecha” --&gt; Permite cambiar la fecha y hora del sistema. El formato de la cadena de </text:p>
      <text:p text:style-name="P13"><text:s text:c="40"/>fecha es: mm/dd/yyyy hh:mm Ej.- date -s “12/30/2000 8:00”.</text:p>
      <text:p text:style-name="P13"><text:s text:c="40"/>Debemos de ser root para poder hacer esto. No obstante, hay que indicar </text:p>
      <text:p text:style-name="P13"><text:s text:c="40"/>q<text:span text:style-name="T3">ue Linux al arrancar coge otra vez la fecha de la BIOS.</text:span></text:p>
      <text:p text:style-name="P14"><text:soft-page-break/><text:s text:c="40"/>Si queremos actualizar la fecha de la BIOS con la del sistema para evitar </text:p>
      <text:p text:style-name="P14"><text:s text:c="40"/>este problema, teclearemos el comando <text:s/>hwclock --systohc</text:p>
      <text:p text:style-name="P15"/>
      <text:h text:style-name="P43" text:outline-level="3">Comando echo</text:h>
      <text:p text:style-name="P16">Muestra una cadena por la salida estándar.</text:p>
      <text:p text:style-name="P16"><text:span text:style-name="T2">Formato</text:span>: echo cadena</text:p>
      <text:p text:style-name="P16"><text:span text:style-name="T2">Notas</text:span>:</text:p>
      <text:p text:style-name="P16">La cadena puede expresarse de diferentes formas:</text:p>
      <text:list text:style-name="L1">
        <text:list-item>
          <text:p text:style-name="P52">Con comilla invertida ` <text:s text:c="3"/>` <text:s/>.- Se ejecuta y el resultado es lo que se imprime. </text:p>
          <text:p text:style-name="P52">Ej.- echo `ls -l`--&gt; muestra el resultado del comando ls -l</text:p>
        </text:list-item>
        <text:list-item>
          <text:p text:style-name="P52">Con comilla normal ' <text:s text:c="5"/>' <text:s text:c="2"/>.- Se toma como un texto fijo. No se interpretarían las variables de entorno. </text:p>
          <text:p text:style-name="P52">Ej.- A=1</text:p>
          <text:p text:style-name="P52">echo '$A' ---&gt; $A</text:p>
        </text:list-item>
        <text:list-item>
          <text:p text:style-name="P52">Sin comillas o con comilla doble.- Se interpretan las variables de entorno y se muestra el resultado.</text:p>
          <text:p text:style-name="P52">Ej.- A=1</text:p>
          <text:p text:style-name="P53"><text:span text:style-name="T4">echo “hola $A” ----&gt;hola 1</text:span> </text:p>
        </text:list-item>
      </text:list>
      <text:p text:style-name="P13"/>
      <text:h text:style-name="P42" text:outline-level="3">Comando export</text:h>
      <text:p text:style-name="P13">Permite que una variable de entorno esté accesible para todos los shell del usuario y los guiones que ejecute.</text:p>
      <text:p text:style-name="P13"><text:span text:style-name="T2">Formato</text:span>: export variable_de_entorno</text:p>
      <text:p text:style-name="P13"/>
      <text:h text:style-name="P44" text:outline-level="3">Comando expr</text:h>
      <text:p text:style-name="P13">Permite ejecutar operaciones aritméticas. Mostrando el resultado por la salida estándar.</text:p>
      <text:p text:style-name="P13"><text:span text:style-name="T2">Formato</text:span>: expr cadena</text:p>
      <text:p text:style-name="P13"><text:span text:style-name="T2">Ejemplos</text:span>:</text:p>
      <text:p text:style-name="P13"><text:s text:c="7"/>expr 1 + 2 <text:s text:c="2"/>---&gt; 3</text:p>
      <text:p text:style-name="P13"><text:s text:c="7"/>expr $A \* 3 <text:s/>--&gt; Multiplica 3 por el contenido de la variable de entorno A</text:p>
      <text:p text:style-name="P13"><text:s text:c="7"/>expr `expr 3 + 2` / 5 <text:s/>---&gt; Implementación de paréntesis (3+2)/5 = 1</text:p>
      <text:p text:style-name="P13"/>
      <text:h text:style-name="P42" text:outline-level="3"><text:soft-page-break/>Comando hostname</text:h>
      <text:p text:style-name="P13">Muestra una cadena por la salida estándar con el nombre del equipo</text:p>
      <text:p text:style-name="P13"><text:span text:style-name="T2">Formato</text:span>: hostname</text:p>
      <text:p text:style-name="P13"/>
      <text:h text:style-name="P42" text:outline-level="3">Comando finger</text:h>
      <text:p text:style-name="P13">Muestra una cadena por la salida estándar con información detallada de todos los usuarios conectados en el sistema. Si se especifica un nombre de usuario, solo mostrará información de este.</text:p>
      <text:p text:style-name="P13"><text:span text:style-name="T2">Formato</text:span>: finger [usuario]</text:p>
      <text:p text:style-name="P13"/>
      <text:h text:style-name="P42" text:outline-level="3">Comando logout</text:h>
      <text:p text:style-name="P13">Cierra la sesión actual volviendo a mostrar la pantalla de petición de login.</text:p>
      <text:p text:style-name="P13"><text:span text:style-name="T2">Formato</text:span>: logout</text:p>
      <text:p text:style-name="P13"/>
      <text:h text:style-name="P42" text:outline-level="3">Comando lpq</text:h>
      <text:p text:style-name="P13">Muestra la cola de impresión de una impresora.</text:p>
      <text:p text:style-name="P13"><text:span text:style-name="T2">Formato</text:span>: lpq [OPCIONES]</text:p>
      <text:p text:style-name="P13"><text:span text:style-name="T2">Opciones básicas</text:span>:</text:p>
      <text:p text:style-name="P13"><text:s text:c="6"/>-P nombre_impresora --&gt; Muestra la cola de la impresora indicada. Si no se especifica </text:p>
      <text:p text:style-name="P13"><text:s text:c="48"/>esta opción, muestra la cola de la impresora por defecto.</text:p>
      <text:h text:style-name="P42" text:outline-level="3">Comando lpr</text:h>
      <text:p text:style-name="P13">Manda un documento a la cola de impresión</text:p>
      <text:p text:style-name="P13"><text:span text:style-name="T2">Formato</text:span>: lpr [OPCIONES] FICHERO</text:p>
      <text:p text:style-name="P13"><text:span text:style-name="T2">Opciones básicas</text:span>:</text:p>
      <text:p text:style-name="P13"><text:s text:c="5"/>-# numero_de_copias --&gt; Imprime las copias indicadas.</text:p>
      <text:p text:style-name="P13"><text:s text:c="5"/>-P nombre_impresora --&gt; Manda los documentos <text:s/>a la impresora indicada. Si no se especifica </text:p>
      <text:p text:style-name="P13"><text:s text:c="47"/>esta opción, lo manda a la impresora por defecto.</text:p>
      <text:p text:style-name="P13"/>
      <text:h text:style-name="P42" text:outline-level="3">Comando lprm</text:h>
      <text:p text:style-name="P13">Elimina un comando de la cola de impresión de una impresora.</text:p>
      <text:p text:style-name="P13"><text:span text:style-name="T2">Formato</text:span>: lprm [OPCIONES] ID_TRABAJO</text:p>
      <text:p text:style-name="P13"><text:span text:style-name="T2">Opciones básicas</text:span>:</text:p>
      <text:p text:style-name="P13"><text:soft-page-break/><text:s text:c="6"/>-P nombre_impresora --&gt; Elimina el trabajo de la impresora indicada. Si no se especifica </text:p>
      <text:p text:style-name="P13"><text:s text:c="47"/>esta opción, actúa sobre la impresora por defecto.</text:p>
      <text:p text:style-name="P13"/>
      <text:h text:style-name="P42" text:outline-level="3">Comando man.</text:h>
      <text:p text:style-name="P13">Muestra información de ayuda sobre un comando Linux.</text:p>
      <text:p text:style-name="P13">Una vez consultada la ayuda, volvemos al prompt del sistema con la tecla <text:span text:style-name="T1">q</text:span></text:p>
      <text:p text:style-name="P13"><text:span text:style-name="T2">Formato</text:span>: man comando_linux</text:p>
      <text:p text:style-name="P13"/>
      <text:h text:style-name="P42" text:outline-level="3">Comando reboot.</text:h>
      <text:p text:style-name="P13">Permite reiniciar el sistema de forma controlada. Para ejecutarlo es necesario tener permisos de administrador.</text:p>
      <text:p text:style-name="P13"><text:span text:style-name="T2">Formato</text:span>: reboot</text:p>
      <text:p text:style-name="P13"/>
      <text:h text:style-name="P42" text:outline-level="3">Comando set</text:h>
      <text:p text:style-name="P13">Muestra la lista completa de variables de entorno por la salida estándar.</text:p>
      <text:p text:style-name="P13"><text:span text:style-name="T2">Formato</text:span>: set</text:p>
      <text:p text:style-name="P13"/>
      <text:h text:style-name="P42" text:outline-level="3">Comando starx.</text:h>
      <text:p text:style-name="P13">Inicia el modo gráfico, cuando se arrancó el sistema en modo texto.</text:p>
      <text:p text:style-name="P13"><text:span text:style-name="T2">Formato</text:span>: starx</text:p>
      <text:p text:style-name="P13"/>
      <text:h text:style-name="P42" text:outline-level="3">Comando shutdown.</text:h>
      <text:p text:style-name="P13">Permite apagar el equipo de forma controlada. Para ejecutarlo es necesario tener permisos de administrador.</text:p>
      <text:p text:style-name="P13"><text:span text:style-name="T2">Formato</text:span>: shutdown</text:p>
      <text:p text:style-name="P13"/>
      <text:h text:style-name="P42" text:outline-level="3">Comando uptime</text:h>
      <text:p text:style-name="P13">Muestra el tiempo que lleva el sistema activo. Concretamente muestra: la hora actual, el tiempo de funcionamiento del sistema, usuarios conectados, la carga media del sistema durante el último minuto, los últimos 5 minutos y los últimos 15 minutos. </text:p>
      <text:p text:style-name="P13">Para ver además de esto información más detallada de los usuarios conectados al sistema (como uso <text:soft-page-break/>de CPU) y comando actual, podemos usar el comando <text:span text:style-name="T1">w</text:span></text:p>
      <text:p text:style-name="P13"><text:span text:style-name="T2">Formato</text:span>: uptime</text:p>
      <text:p text:style-name="P13"/>
      <text:h text:style-name="P42" text:outline-level="3">Comando uname</text:h>
      <text:p text:style-name="P13">Muestra información sobre el sistema.</text:p>
      <text:p text:style-name="P13"><text:span text:style-name="T2">Formato</text:span>: uname [OPCIONES]</text:p>
      <text:p text:style-name="P13"><text:span text:style-name="T2">Opciones básicas</text:span>:</text:p>
      <text:p text:style-name="P13"><text:s text:c="6"/>-s --&gt; Muestra el nombre del kernel</text:p>
      <text:p text:style-name="P13"><text:s text:c="6"/>-o --&gt; Muestra el sistema operativo.</text:p>
      <text:p text:style-name="P13"><text:s text:c="6"/>-a --&gt; Muestra todos los datos. los más importantes son: sistema operativo, red, hostname, </text:p>
      <text:p text:style-name="P13"><text:s text:c="16"/>nombre del kernel, versión del kernel y procesador del sistema.</text:p>
      <text:p text:style-name="P13"/>
      <text:p text:style-name="P13"/>
      <text:h text:style-name="P42" text:outline-level="3">Comando who</text:h>
      <text:p text:style-name="P13">Muestra una cadena por la salida estándar con la lista de usuarios conectados al sistema.</text:p>
      <text:p text:style-name="P13"><text:span text:style-name="T2">Formato</text:span>: who</text:p>
      <text:p text:style-name="P13">Opciones básicas:</text:p>
      <text:p text:style-name="P13"><text:s text:c="4"/>-r --&gt; indica el nivel de ejecución actual.</text:p>
      <text:p text:style-name="P13"><text:s text:c="4"/>-b --&gt; indica el momento del último arranque del sistema.</text:p>
      <text:p text:style-name="P13"><text:s text:c="4"/>-all -&gt; indica información detallada de los usuarios conectados. Incluye la mayoria de las </text:p>
      <text:p text:style-name="P13"><text:s text:c="15"/>opciones del comando</text:p>
      <text:p text:style-name="P13"/>
      <text:h text:style-name="P42" text:outline-level="3">Comando whoami</text:h>
      <text:p text:style-name="P13">Muestra una cadena por la salida estándar con el nombre dqel usuario actual.</text:p>
      <text:p text:style-name="P13"><text:span text:style-name="T2">Formato</text:span>: whoami</text:p>
      <text:h text:style-name="P42" text:outline-level="3"/>
      <text:p text:style-name="P13"/>
      <text:h text:style-name="P41" text:outline-level="2">2.2 Comandos de gestión de ficheros.</text:h>
      <text:p text:style-name="P13">En este apartado se describen los comandos que nos permiten trabajar con ficheros, modificarlos y acceder a su contenido.</text:p>
      <text:p text:style-name="P13"/>
      <text:h text:style-name="P42" text:outline-level="3"><text:soft-page-break/>Comando <text:span text:style-name="T5">cat</text:span></text:h>
      <text:p text:style-name="P13">Muestra el contenido de un fichero.</text:p>
      <text:p text:style-name="P13"><text:span text:style-name="T2">Formato</text:span>: cat nombre_fichero</text:p>
      <text:p text:style-name="P13"/>
      <text:h text:style-name="P42" text:outline-level="3">Comando<text:span text:style-name="T5"> cd</text:span></text:h>
      <text:p text:style-name="P13">Cambia el directorio actual por el especificado por parámetro. Este parámetro puede ser tanto una ruta absoluta como una ruta relativa.</text:p>
      <text:p text:style-name="P13"><text:span text:style-name="T2">Formato:</text:span> cd [RUTA]</text:p>
      <text:p text:style-name="P13"/>
      <text:h text:style-name="P42" text:outline-level="3">Comando <text:span text:style-name="T5">chmod</text:span></text:h>
      <text:p text:style-name="P13">Modifica los permisos de un fichero o directorio. Para poder modificar los permisos de un fichero hemos de ser root o el usuario propietario de dicho fichero. Cualquier otro usuario no podrá modificar dichos permisos, aunque tuviese permisos de escritura.</text:p>
      <text:p text:style-name="P13"><text:span text:style-name="T2">Formato</text:span>: chmod [OPCIONES] PERMISOS[,PERMISOS] FICHERO</text:p>
      <text:p text:style-name="P13"><text:span text:style-name="T2">Opciones básicas</text:span>:</text:p>
      <text:p text:style-name="P13"><text:s text:c="5"/>- R --&gt; Opera en directorios de forma recursiva.</text:p>
      <text:p text:style-name="P13"><text:span text:style-name="T2">Permisos</text:span>:</text:p>
      <text:p text:style-name="P13"><text:s text:c="4"/>Hay dos modalidades, por medio de un número octal o utilizando caracteres:</text:p>
      <text:list text:style-name="L2">
        <text:list-item>
          <text:p text:style-name="P61">Con caracteres: </text:p>
        </text:list-item>
        <text:list-item>
          <text:p text:style-name="P62">Se especifican los usuarios sobre los que se actúa:</text:p>
        </text:list-item>
        <text:list-item>
          <text:p text:style-name="P63">u -&gt; usuario propietario.</text:p>
        </text:list-item>
        <text:list-item>
          <text:p text:style-name="P63">g -&gt; grupo propietario.</text:p>
        </text:list-item>
        <text:list-item>
          <text:p text:style-name="P63">o -&gt; resto de usuarios.</text:p>
        </text:list-item>
        <text:list-item>
          <text:p text:style-name="P63">a -&gt; todos los usuarios (por defecto si no ponemos nada se usa este)</text:p>
        </text:list-item>
        <text:list-item>
          <text:p text:style-name="P62">Se indica el símbolo + o – según queramos poner o quitar permisos.</text:p>
        </text:list-item>
        <text:list-item>
          <text:p text:style-name="P54">Se indican los permisos a poner o quitar:</text:p>
        </text:list-item>
        <text:list-item>
          <text:p text:style-name="P63">r -&gt; lectura.</text:p>
        </text:list-item>
        <text:list-item>
          <text:p text:style-name="P63">w -&gt; escritura.</text:p>
        </text:list-item>
        <text:list-item>
          <text:p text:style-name="P63">x -&gt; ejecución</text:p>
        </text:list-item>
        <text:list-item>
          <text:p text:style-name="P63">Atributos especiales: <text:s/></text:p>
          <text:list>
            <text:list-item>
              <text:p text:style-name="P51">s: los atributos suid y sgid,otorgan a un "fichero" los permisos de su dueño o grupo respectivamente,cada vez que se ejecute,sea quien sea el que lo ejecute. El atributo s nunca puede aplicarse al resto de usuarios, solo al propietario o al grupo. Además se muestra en un ls -l con la sigla 'S' <text:s text:c="9"/></text:p>
            </text:list-item>
          </text:list>
        </text:list-item>
      </text:list>
      <text:p text:style-name="P6"><text:soft-page-break/><text:s text:c="52"/>Ejemplo: chmod g+s /usr/bin/cdrecord <text:s/>activa el bit sgid en </text:p>
      <text:p text:style-name="P34"><text:s text:c="56"/>cdrecord <text:s text:c="62"/></text:p>
      <text:list text:style-name="L3">
        <text:list-item>
          <text:list>
            <text:list-item>
              <text:p text:style-name="P50">t: el atributo sticky (pegajoso) hace que sólo el propietario del fichero pueda borrarlo. </text:p>
              <text:p text:style-name="P50">Ejemplo: chmod u+t fichero <text:s text:c="2"/>activa el atributo pegajoso. Es equivalente a chmod +t y se muestra con un ls -l con la sigla 'T' </text:p>
            </text:list-item>
          </text:list>
        </text:list-item>
      </text:list>
      <text:list text:style-name="L2">
        <text:list-item text:start-value="1">
          <text:p text:style-name="P61">Con número octal:</text:p>
        </text:list-item>
        <text:list-item>
          <text:p text:style-name="P62">Se tratan los permisos como un número binario y se pasa a octal.</text:p>
          <text:p text:style-name="P62"/>
        </text:list-item>
      </text:list>
      <text:p text:style-name="P29">Ej.- chmod o+rw fich1 equivale a chmod 006 fich1 y daría permisos de lectura y escritura al resto de usuarios de un fichero.</text:p>
      <text:h text:style-name="P42" text:outline-level="3">Comando<text:span text:style-name="T5"> chown</text:span></text:h>
      <text:p text:style-name="P13">Cambia el usuario propietario y/o el grupo del fichero o directorio.</text:p>
      <text:p text:style-name="P13">Esta operación solo puede hacerla el usuario root. Esto es así ya que en caso contrario, un usuario podría elegir un script de root o de otro usuario, ponerse como propietario y acto seguido modificar sus permisos y ejecutarlo.</text:p>
      <text:p text:style-name="P13"><text:span text:style-name="T2">Formato</text:span>: chown <text:s/>[OPCIONES] PROPIETARIO[:GRUPO] FICHERO</text:p>
      <text:p text:style-name="P13"><text:span text:style-name="T2">Opciones básicas</text:span>:</text:p>
      <text:p text:style-name="P13"><text:s text:c="3"/>-R --- <text:s/>Opera en ficheros y directorios de forma recursiva.</text:p>
      <text:p text:style-name="P13"/>
      <text:h text:style-name="P42" text:outline-level="3">Comando<text:span text:style-name="T5"> chgrp</text:span></text:h>
      <text:p text:style-name="P13">Cambia el grupo propietario de un fichero.</text:p>
      <text:p text:style-name="P13">Al igual que el coman chown, esta operación solo puede realizarla el usuario root.</text:p>
      <text:p text:style-name="P13"><text:span text:style-name="T2">Formato</text:span>: chgrp [OPCIONES] GRUPO FICHERO</text:p>
      <text:p text:style-name="P13"><text:span text:style-name="T2">Opciones básicas</text:span>:</text:p>
      <text:p text:style-name="P13"><text:s text:c="3"/>-R --- <text:s/>Opera en ficheros y directorios de forma recursiva.</text:p>
      <text:p text:style-name="P13"/>
      <text:h text:style-name="P42" text:outline-level="3">Comando<text:span text:style-name="T5"> cmp</text:span></text:h>
      <text:p text:style-name="P13">Compara dos ficheros byte a byte y muestra la primera diferencia entre ellos.</text:p>
      <text:p text:style-name="P13"><text:span text:style-name="T2">Formato</text:span>: cmp [OPCIONES] FICHERO1 [FICHERO2]</text:p>
      <text:p text:style-name="P13"><text:span text:style-name="T2">Opciones básicas</text:span>:</text:p>
      <text:p text:style-name="P13"><text:s text:c="3"/>-l --- Muestra todas las diferencias y no solo la primera.</text:p>
      <text:p text:style-name="P13"/>
      <text:h text:style-name="P42" text:outline-level="3"><text:soft-page-break/>Comand<text:span text:style-name="T5">o cp</text:span></text:h>
      <text:p text:style-name="P13">Copia un fichero o directorio.</text:p>
      <text:p text:style-name="P13"><text:span text:style-name="T2">Formato</text:span>: cp [OPCIONES] fichero1 [fichero2 .. ficheroN] destino</text:p>
      <text:p text:style-name="P13"><text:span text:style-name="T2">Opciones básicas</text:span>:</text:p>
      <text:p text:style-name="P6"><text:span text:style-name="T3"><text:s text:c="4"/>-R ------ Copia un directorio recursivamente. <text:s text:c="7"/></text:span><text:span text:style-name="T6"><text:s text:c="28"/>|</text:span></text:p>
      <text:p text:style-name="P6"><text:s text:c="4"/>-p ------ Copia preservando permisos,propietario,grupos y fechas. <text:s text:c="15"/></text:p>
      <text:p text:style-name="P6"><text:s text:c="4"/>-d ------ Conserva los enlaces simbólicos.</text:p>
      <text:p text:style-name="P6"><text:s text:c="4"/>-a ------ Lo mismo que -dpR .</text:p>
      <text:p text:style-name="P13"/>
      <text:h text:style-name="P42" text:outline-level="3">Comando<text:span text:style-name="T5"> cut</text:span></text:h>
      <text:p text:style-name="P13">Permite dada una cadena de entrada, obtener un conjunto de caracteres de cada una de sus líneas de texto</text:p>
      <text:p text:style-name="P13"><text:span text:style-name="T2">Formato</text:span>: cut [OPCIONES] [FICHERO]</text:p>
      <text:p text:style-name="P13"><text:span text:style-name="T2">Opciones básicas</text:span>:</text:p>
      <text:p text:style-name="P13"><text:s text:c="3"/>cut -c1-5 ------------- Obtiene los 5 primeros caracteres de cada línea del texto de entrada.</text:p>
      <text:p text:style-name="P13"><text:s text:c="3"/>cut -d ':' <text:s/>-f1,3 ------- Obtiene los textos de las columnas 1 y 3 de cada línea del texto de entrada, <text:s text:c="7"/></text:p>
      <text:p text:style-name="P13"><text:s text:c="37"/>tomando como separador de columna el carácter ':'</text:p>
      <text:p text:style-name="P13"/>
      <text:h text:style-name="P42" text:outline-level="3">Comando<text:span text:style-name="T5"> diff</text:span></text:h>
      <text:p text:style-name="P13">Compara ficheros o el contenido de directorios. Es más avanzado que cmp.</text:p>
      <text:p text:style-name="P13"><text:span text:style-name="T2">Formato</text:span>: diff [OPCIONES] FICHERO1 [FICHERO2]</text:p>
      <text:p text:style-name="P13"><text:span text:style-name="T2">Opciones básicas</text:span>:</text:p>
      <text:p text:style-name="P6"><text:s text:c="2"/><text:span text:style-name="T3"><text:s/>-b ------------------- Ignora los espacios en blanco.</text:span></text:p>
      <text:p text:style-name="P7"><text:s text:c="3"/>-text ---------------- Compara el texto línea por línea.</text:p>
      <text:p text:style-name="P7"><text:s text:c="4"/>-w <text:s/>----------------- Descarta espacio en blanco cuando compara líneas. <text:s/></text:p>
      <text:p text:style-name="P7"><text:s text:c="4"/>-r ------------------- Compara directorios de forma recursiva. <text:s text:c="11"/></text:p>
      <text:p text:style-name="P7"><text:s text:c="4"/>-q <text:s/>------------------ Informa sólo de si los ficheros difieren. <text:s text:c="2"/></text:p>
      <text:p text:style-name="P7"><text:s text:c="4"/>-y <text:s/>------------------ Muestra la salida a dos columnas. </text:p>
      <text:p text:style-name="P7"/>
      <text:h text:style-name="P46" text:outline-level="3">Comando find</text:h>
      <text:p text:style-name="P13">Busca ficheros en la estructura de directorios, que cumplan una serie de condiciones. Si no se especifica la ruta de búsqueda, empezará desde el directorio actual.</text:p>
      <text:p text:style-name="P13"><text:span text:style-name="T2">Formato</text:span>: find [RUTA] [OPCIONES]</text:p>
      <text:p text:style-name="P13"><text:span text:style-name="T2">Opciones básicas</text:span>:</text:p>
      <text:p text:style-name="P7"><text:s text:c="4"/>-name XXX <text:s/>----&gt; busca en fichero con el nombre especificado. <text:s/>Permite usar comodines. <text:s/></text:p>
      <text:p text:style-name="P7"><text:s text:c="34"/>Además para evitar errores es conveniente poner el nombre entre ' ' si </text:p>
      <text:p text:style-name="P7"><text:s text:c="34"/>usamos comodines.</text:p>
      <text:p text:style-name="P6"><text:soft-page-break/><text:span text:style-name="T3"><text:s text:c="34"/>Ej.- -name '*t*' <text:s text:c="4"/></text:span><text:span text:style-name="T6"><text:s text:c="27"/></text:span></text:p>
      <text:p text:style-name="P6"><text:s text:c="4"/>-perm /XXX <text:s/>----&gt; busca los archivos con los permisos especificados. <text:s/></text:p>
      <text:p text:style-name="P6"><text:s text:c="34"/>Ej.- -perm /777 o -perm /u+w,o+x <text:s text:c="11"/></text:p>
      <text:p text:style-name="P6"><text:s text:c="4"/>-user XXX <text:s text:c="3"/>----&gt; busca los archivos de un determinado usuario.</text:p>
      <text:p text:style-name="P6"><text:s text:c="4"/>-size +-tamaño[unidad] ----&gt; busca los archivos mayores o menores de un determinado tamaño. </text:p>
      <text:p text:style-name="P6"><text:s text:c="51"/>Por defecto este tamaño se expresa en bytes, no obstante puede </text:p>
      <text:p text:style-name="P6"><text:s text:c="51"/>tomar los siguientes valores: k -&gt; Kbyte; M -&gt; Mbyte; G -&gt; Gbyte.</text:p>
      <text:p text:style-name="P6"><text:s text:c="51"/>Ej.- -size-20M --&gt; Buscaría los archivos de menos de 20 Mbytes.</text:p>
      <text:p text:style-name="P6"><text:s text:c="4"/>-group XXX <text:s/>----&gt; busca los archivos del grupo XXX. Ej.- -group root</text:p>
      <text:p text:style-name="P6"><text:s text:c="4"/>-print -------------&gt; muestra por pantalla los archivos cuando los encuentra.</text:p>
      <text:p text:style-name="P6"><text:s text:c="4"/>-exec comando{} + ---&gt; ejecuta un comando con cada fichero que encuentra. <text:s/></text:p>
      <text:p text:style-name="P6"><text:s text:c="39"/>Ej.- find -exec rm{} +;</text:p>
      <text:p text:style-name="P6"/>
      <text:h text:style-name="P44" text:outline-level="3">Comando file</text:h>
      <text:p text:style-name="P13">Muestra el tipo de archivo pasado como parámetro.</text:p>
      <text:p text:style-name="P13"><text:span text:style-name="T2">Formato</text:span>: file [OPCIONES] FICHERO</text:p>
      <text:p text:style-name="P13"/>
      <text:h text:style-name="P42" text:outline-level="3">Comando<text:span text:style-name="T5"> grep</text:span></text:h>
      <text:p text:style-name="P13">Busca un texto patrón en cada linea de un fichero de entrada.</text:p>
      <text:p text:style-name="P13"><text:span text:style-name="T2">Formato</text:span>: grep [OPCIONES] patrón [FICHERO_ENTRADA]</text:p>
      <text:p text:style-name="P18">Opciones básicas:</text:p>
      <text:p text:style-name="P19"><text:s text:c="3"/>-w --- Busca cadenas completas y No subcadenas, es decir la cadena patrón debe estar precedida y </text:p>
      <text:p text:style-name="P19"><text:s text:c="13"/>finalizada por blancos o fin de linea.</text:p>
      <text:p text:style-name="P19"><text:s text:c="3"/>-c --- Cuenta las líneas del fichero en las que se encontró la cadena patrón.</text:p>
      <text:p text:style-name="P19"><text:s text:c="3"/>-i <text:s/>--- No diferencia mayúsculas de minúsculas.</text:p>
      <text:p text:style-name="P7"><text:s text:c="3"/>-r --- <text:s/>Busca de forma recursiva <text:s text:c="9"/></text:p>
      <text:p text:style-name="P6"><text:s text:c="3"/>-n --- Muestra la línea (y su nº)que contiene el patrón.</text:p>
      <text:p text:style-name="P13"/>
      <text:h text:style-name="P44" text:outline-level="3">Comando head</text:h>
      <text:p text:style-name="P13">Muestra las 10 primeras lineas de un fichero.</text:p>
      <text:p text:style-name="P13"><text:span text:style-name="T2">Formato</text:span>: head [OPCIONES] [FICHERO]</text:p>
      <text:p text:style-name="P13"><text:span text:style-name="T2">Opciones básicas</text:span>:</text:p>
      <text:p text:style-name="P13"><text:s text:c="3"/>-n xxx --- Muestra las XXX primeras lineas del fichero.</text:p>
      <text:p text:style-name="P13"/>
      <text:h text:style-name="P44" text:outline-level="3">Comando ln</text:h>
      <text:p text:style-name="P13">Permite crear enlaces entre archivos. </text:p>
      <text:p text:style-name="P13"><text:soft-page-break/><text:span text:style-name="T2">Formato</text:span>: ln [OPCIONES] FICHERO NOMBRE_ENLACE</text:p>
      <text:p text:style-name="P13"><text:span text:style-name="T2">Opciones básicas</text:span>:</text:p>
      <text:p text:style-name="P13"><text:s text:c="3"/>-s ---&gt; Se crea un enlace de tipo simbólico. Esto es, el fichero que se crea no es un fichero en si, </text:p>
      <text:p text:style-name="P13"><text:s text:c="13"/>sino un acceso directo al fichero original, con lo cual, ahorramos espacio en disco, ya que el </text:p>
      <text:p text:style-name="P13"><text:s text:c="13"/>acceso directo ocupará menos. Los permisos de los ficheros que son enlaces simbólicos </text:p>
      <text:p text:style-name="P13"><text:s text:c="13"/>comienzan por la letra 'l'. Estos enlaces se denominan enlaces soft.</text:p>
      <text:p text:style-name="P13"><text:span text:style-name="T2">Notas</text:span>:</text:p>
      <text:p text:style-name="P13">En caso de no especificar la opción -s, lo que se obtiene es un enlace hard, es decir un fichero con el mismo tamaño que el original, pero que apunta a los mismos inodos, con lo cual, si modificamos uno, modificamos también el otro.</text:p>
      <text:p text:style-name="P13">Para ver si un fichero tiene enlaces creados, basta hacer un ls -l sobre el fichero. El primer número que aparece es el número de enlaces sobre el fichero. Si tiene 1, no tendrá ningún enlace soft ni hard, ya que el 1 hace referencia al propio fichero.</text:p>
      <text:p text:style-name="P13"/>
      <text:h text:style-name="P42" text:outline-level="3">Comando <text:span text:style-name="T5">ls</text:span></text:h>
      <text:p text:style-name="P13">Lista los ficheros y directorios de un directorio concreto. </text:p>
      <text:p text:style-name="P13"><text:span text:style-name="T2">Formato</text:span>: ls [OPCIONES] [RUTA o FICHERO]</text:p>
      <text:p text:style-name="P13"><text:span text:style-name="T2">Opciones básicas</text:span>:</text:p>
      <text:p text:style-name="P6"><text:s text:c="4"/>ls -R --------------------- Lista recursivamente. <text:s text:c="31"/></text:p>
      <text:p text:style-name="P6"><text:s text:c="4"/>ls -C --------------------- Lista los ficheros en columnas. <text:s text:c="21"/></text:p>
      <text:p text:style-name="P6"><text:s text:c="4"/>ls -l --------------------- Lista también las propiedades y atributos. <text:s text:c="10"/></text:p>
      <text:p text:style-name="P6"><text:s text:c="4"/>ls -a --------------------- Lista ficheros incluidos los ocultos de sistema.</text:p>
      <text:p text:style-name="P6"><text:s text:c="4"/>ls -t ---------------------- Lista los archivos ordenados por fecha de modificación <text:s text:c="4"/></text:p>
      <text:p text:style-name="P6"><text:s/></text:p>
      <text:h text:style-name="P42" text:outline-level="3">Comando more</text:h>
      <text:p text:style-name="P13">Muestra por pantalla un fichero de forma paginada.</text:p>
      <text:p text:style-name="P13"><text:span text:style-name="T2">Formato</text:span>: more [FICHERO]</text:p>
      <text:p text:style-name="P13"/>
      <text:h text:style-name="P42" text:outline-level="3">Comando mv</text:h>
      <text:p text:style-name="P13">Mueve o renombra un directorio o fichero.</text:p>
      <text:p text:style-name="P13"><text:span text:style-name="T2">Formato</text:span>: mv <text:s/>[fichero2 .. ficheroN] destino</text:p>
      <text:p text:style-name="P13"/>
      <text:h text:style-name="P42" text:outline-level="3">Comando<text:span text:style-name="T5"> mkdir</text:span></text:h>
      <text:p text:style-name="P13">Permite crear un directorio.</text:p>
      <text:p text:style-name="P13"><text:soft-page-break/><text:span text:style-name="T2">Formato</text:span>: mkdir nombre_directorio.</text:p>
      <text:p text:style-name="P13"/>
      <text:h text:style-name="P42" text:outline-level="3">Comando nl</text:h>
      <text:p text:style-name="P13">Muestra el contenido de un fichero con las lineas numeradas.</text:p>
      <text:p text:style-name="P13"><text:span text:style-name="T2">Formato</text:span>: nl [FICHERO]</text:p>
      <text:p text:style-name="P13"/>
      <text:h text:style-name="P42" text:outline-level="3">Comando pwd</text:h>
      <text:p text:style-name="P13">Muestra el directorio en el cual nos encontramos. Este directorio se llama directorio actual o directorio activo.</text:p>
      <text:p text:style-name="P13"/>
      <text:h text:style-name="P42" text:outline-level="3">Comando rm</text:h>
      <text:p text:style-name="P13">Elimina ficheros o directorios. </text:p>
      <text:p text:style-name="P13"><text:span text:style-name="T2">Formato</text:span>: rm <text:s/>fichero1 [fichero2 .. ficheroN]</text:p>
      <text:p text:style-name="P13"><text:span text:style-name="T2">Opciones básicas</text:span>:</text:p>
      <text:p text:style-name="P13"><text:s text:c="4"/>- r --- Borra directorios recursivamente. Si no especificamos esta opción, rm sólo borrará ficheros</text:p>
      <text:h text:style-name="P42" text:outline-level="3">Comando rmdirComando sort</text:h>
      <text:p text:style-name="P13">Permite eliminar un directorio vacío. Si el directorio no estuviese vacio, informa de esto por la salida estándar y no lo borra.</text:p>
      <text:p text:style-name="P13"><text:span text:style-name="T2">Formato</text:span>: rmdir nombre_directorio</text:p>
      <text:p text:style-name="P13"/>
      <text:h text:style-name="P42" text:outline-level="3">Comando sort</text:h>
      <text:p text:style-name="P7">Muestra el contenido de un fichero en orden alfabético. </text:p>
      <text:p text:style-name="P7"><text:span text:style-name="T2">Formato:</text:span> sort [OPCIONES] [FICHERO]</text:p>
      <text:p text:style-name="P7"><text:span text:style-name="T2">Opciones básicas</text:span>:</text:p>
      <text:p text:style-name="P6"><text:s text:c="2"/>-f --------------------- Ignora las mayúsculas y minúsculas. <text:s text:c="21"/></text:p>
      <text:p text:style-name="P6"><text:s text:c="2"/>-r --------------------- De mayor a menor. <text:s text:c="39"/></text:p>
      <text:p text:style-name="P6"><text:s text:c="2"/>-n --------------------- En orden numérico. <text:s text:c="38"/></text:p>
      <text:p text:style-name="P6"><text:s text:c="2"/>-u --------------------- Elimina de su salida las líneas iguales consecutivas.</text:p>
      <text:p text:style-name="P6"><text:s text:c="2"/>-t ' ' <text:s/>-k2 ------ Ordena el fichero por su segunda columna usando el delimitador ' '</text:p>
      <text:p text:style-name="P6"><text:s text:c="2"/>-t '?' <text:s/>-k3 ----- Ordena el fichero por su tercera columna usando el delimitador '?'</text:p>
      <text:p text:style-name="P6"/>
      <text:h text:style-name="P42" text:outline-level="3">Comando<text:span text:style-name="T5"> tail</text:span></text:h>
      <text:p text:style-name="P13">Muestra las 10 ultimas lineas de un fichero.</text:p>
      <text:p text:style-name="P13"><text:soft-page-break/><text:span text:style-name="T2">Formato</text:span>: tail [OPCIONES] [FICHERO]</text:p>
      <text:p text:style-name="P13"><text:span text:style-name="T2">Opciones básicas</text:span>:</text:p>
      <text:p text:style-name="P13"><text:s text:c="3"/>-n xxx --- Muestra las XXX últimas lineas del fichero.</text:p>
      <text:p text:style-name="P13"/>
      <text:h text:style-name="P42" text:outline-level="3">Comando touch</text:h>
      <text:p text:style-name="P13">Si el archivo existe actualiza sus fechas de modificación y acceso, si no, crea un archivo vacío con 0 bytes.</text:p>
      <text:p text:style-name="P13"><text:span text:style-name="T2">Formato</text:span>: touch [OPCIONES] FICHERO</text:p>
      <text:p text:style-name="P13"><text:span text:style-name="T2">Opciones básicas</text:span>:</text:p>
      <text:p text:style-name="P13"><text:s text:c="3"/>-c --- Si el fichero no existe, no lo crea.</text:p>
      <text:p text:style-name="P13"><text:s text:c="3"/>-a --- Modifica solo la fecha de acceso.</text:p>
      <text:p text:style-name="P13"><text:s text:c="3"/>-d fecha --- Usa la fecha indicada en vez de la actual.</text:p>
      <text:p text:style-name="P13"><text:s text:c="3"/>-m --- Modifica solo la fecha de modificación.</text:p>
      <text:p text:style-name="P13"/>
      <text:h text:style-name="P42" text:outline-level="3">Comando<text:span text:style-name="T5"> tr</text:span></text:h>
      <text:p text:style-name="P13">Elimina o reemplaza caracteres de una cadena de entrada.</text:p>
      <text:p text:style-name="P13"><text:span text:style-name="T2">Formato</text:span>: tr [OPCIONES] [CADENA1] [CADENA2]</text:p>
      <text:p text:style-name="P13"><text:span text:style-name="T2">Opciones básicas</text:span>:</text:p>
      <text:p text:style-name="P13"><text:s text:c="3"/>tr -d ' cadena1' ---- Elimina todas las ocurrencias de 'cadena1' en el texto de un fichero de entrada.</text:p>
      <text:p text:style-name="P13"><text:s text:c="3"/>tr -s 'cadena1' <text:s/>'cadena2' ----- Sustituye todas las ocurrencias de 'cadena1' por 'cadena2' en el texto </text:p>
      <text:p text:style-name="P13"><text:s text:c="51"/>de un fichero de entrada. Si hubieran varias 'cadenas1' seguidas, se </text:p>
      <text:p text:style-name="P13"><text:s text:c="51"/>sustituirían por una sola 'cadena2'.</text:p>
      <text:p text:style-name="P13"/>
      <text:h text:style-name="P42" text:outline-level="3">Comando uniq</text:h>
      <text:p text:style-name="P6"><text:span text:style-name="T3">Elimina las líneas repetidas de un</text:span> fichero (o entrada estándar) mostrando sólo una <text:s text:c="27"/>en su salida por pantalla (o un fichero ) <text:s/></text:p>
      <text:p text:style-name="P13"><text:span text:style-name="T2">Formato</text:span>: uniq [OPCIONES] [FICHERO]</text:p>
      <text:p text:style-name="P13"><text:span text:style-name="T2">Opciones básicas</text:span>:</text:p>
      <text:p text:style-name="P6"><text:s text:c="2"/>-c <text:s text:c="3"/>Comienza la línea con el número de veces que aparece. </text:p>
      <text:p text:style-name="P6"><text:s text:c="2"/>-i <text:s text:c="3"/>Ignora mayúsculas y minúsculas al comparar. <text:s text:c="21"/></text:p>
      <text:p text:style-name="P6"><text:s text:c="2"/>-d <text:s text:c="3"/>Muestra sólo líneas repetidas. <text:s text:c="34"/></text:p>
      <text:p text:style-name="P6"><text:s text:c="2"/>-u <text:s text:c="3"/>Muestra sólo líneas únicas. <text:s text:c="33"/></text:p>
      <text:p text:style-name="P6"/>
      <text:h text:style-name="P42" text:outline-level="3"><text:soft-page-break/>Comando wc</text:h>
      <text:p text:style-name="P13">Cuenta caracteres, lineas o palabras de un fichero. sin parámetros cuenta las líneas.</text:p>
      <text:p text:style-name="P13"><text:span text:style-name="T2">Formato</text:span>: wc [OPCIONES] [FICHERO]</text:p>
      <text:p text:style-name="P13"><text:span text:style-name="T2">Opciones básicas</text:span>:</text:p>
      <text:p text:style-name="P13"><text:s text:c="3"/>-c --- Cuenta los caracteres.</text:p>
      <text:p text:style-name="P13"><text:s text:c="3"/>-l ---- Cuenta las líneas.</text:p>
      <text:p text:style-name="P13"><text:s text:c="3"/>-w --- Cuenta las palabras.</text:p>
      <text:p text:style-name="P13"/>
      <text:h text:style-name="P42" text:outline-level="3">Comando whereis</text:h>
      <text:p text:style-name="P13">Muestra la ubicación del archivo ejecutable, página de ayuda y fuente de un comando del sistema. Esta búsqueda se realiza dentro de los directorios indicados en PATH.</text:p>
      <text:p text:style-name="P13"><text:span text:style-name="T2">Formato</text:span>: whereis [OPCIONES] comando</text:p>
      <text:p text:style-name="P13"><text:span text:style-name="T2">Opciones básicas</text:span>:</text:p>
      <text:p text:style-name="P13"><text:s text:c="3"/>-b --- Busca solo el ejecutable.</text:p>
      <text:p text:style-name="P13"><text:s text:c="3"/>-m – Muestra solo el archivo de ayuda.</text:p>
      <text:p text:style-name="P13"><text:s text:c="3"/>-s – Muestra solo el archivo fuente.</text:p>
      <text:h text:style-name="P42" text:outline-level="3"/>
      <text:h text:style-name="P12" text:outline-level="2">2.3 Comandos de gestión de procesos.</text:h>
      <text:p text:style-name="P13">En este apartado se muestran los comandos que podemos utilizar para mostrar información o gestionar los procesos que se ejecutan en el sistema.</text:p>
      <text:h text:style-name="P42" text:outline-level="3">Comando at</text:h>
      <text:p text:style-name="P13">Permite ejecutar tareas en una fecha y hora determinadas.</text:p>
      <text:p text:style-name="P13"><text:span text:style-name="T2">Formato</text:span>: at [-f SCRIPT] FECHA</text:p>
      <text:p text:style-name="P18">Notas:</text:p>
      <text:list text:style-name="L4">
        <text:list-item>
          <text:p text:style-name="P55">Con la opción -f podemos introducirle un script que ejecutará en la fecha y hora indicada.</text:p>
        </text:list-item>
        <text:list-item>
          <text:p text:style-name="P55">Si no ponemos un fichero, nos aparece un prompt para que introduzcamos los comandos a ejecutar en la fecha especificada.</text:p>
        </text:list-item>
        <text:list-item>
          <text:p text:style-name="P55">La FECHA ha de seguir el siguiente formato: hh:mm mmddyy</text:p>
        </text:list-item>
      </text:list>
      <text:p text:style-name="P13"/>
      <text:p text:style-name="P13">Cada usuario puede programar sus tareas propias, las cuales se almacenarán en un fichero de sistema y se ejecutarán con sus permisos cuando les toque, no obstante, para que un usuario pueda ejecutar at, debe estar incluido en el fichero /etc/at.allow (si existe dicho fichero) y no incluido en el fichero /etc/at.deny (si existe dicho fichero).</text:p>
      <text:p text:style-name="P13">El proceso que se encarga de lanzar las tareas registradas con at es el demonio /usr/sbin/atd</text:p>
      <text:p text:style-name="P13"/>
      <text:h text:style-name="P42" text:outline-level="3">Comando atq</text:h>
      <text:p text:style-name="P13">Muestra las tareas programadas con el demonio at</text:p>
      <text:p text:style-name="P13"><text:span text:style-name="T2">Formato</text:span>: atq</text:p>
      <text:p text:style-name="P13"><text:span text:style-name="T2">Funcionamiento</text:span>:</text:p>
      <text:list text:style-name="L4">
        <text:list-item text:start-value="1">
          <text:p text:style-name="P55">Los datos que muestra son:</text:p>
        </text:list-item>
        <text:list-item>
          <text:p text:style-name="P64">Identificador de la tarea.</text:p>
        </text:list-item>
        <text:list-item>
          <text:p text:style-name="P64">Fecha de la tarea.</text:p>
        </text:list-item>
        <text:list-item>
          <text:p text:style-name="P64">Usuario que la lanzó.</text:p>
        </text:list-item>
      </text:list>
      <text:h text:style-name="P42" text:outline-level="3">Comando atrm</text:h>
      <text:p text:style-name="P13">Elimina una tarea programada con el demonio at</text:p>
      <text:p text:style-name="P13"><text:span text:style-name="T2">Formato</text:span>: atrm IDENTIFICADOR_DE_TAREA</text:p>
      <text:p text:style-name="P13"/>
      <text:h text:style-name="P42" text:outline-level="3">Comando bg</text:h>
      <text:p text:style-name="P13">Pasa a estado background un proceso lanzado en primer plano y suspendido con CTRL+Z.</text:p>
      <text:p text:style-name="P13"><text:soft-page-break/><text:span text:style-name="T2">Formato</text:span>: bg PID</text:p>
      <text:p text:style-name="P13"/>
      <text:h text:style-name="P42" text:outline-level="3">Comando crontab</text:h>
      <text:p text:style-name="P13">Permite programara tareas periódicas.</text:p>
      <text:p text:style-name="P13">Mediante este comando podemos programar tareas periódicas que serán ejecutadas posteriormente por el demonio del sistema cron. </text:p>
      <text:p text:style-name="P13">Cada usuario puede programar sus tareas propias, las cuales se almacenarán en un fichero personal para dicho usuario y se ejecutarán con sus permisos cuando les toque, no obstante, para que un usuario pueda ejecutar crontab, debe estar incluido en el fichero /etc.crontab.allow (si existe dicho fichero) y no incluido en el fichero /etc/crontab.deny (si existe dicho fichero)</text:p>
      <text:p text:style-name="P13"><text:span text:style-name="T2">Formato</text:span>: crontab [-u USUARIO] [OPCIONES] [FICHERO]</text:p>
      <text:p text:style-name="P13"/>
      <text:p text:style-name="P13"><text:span text:style-name="T2">Opciones basicas</text:span>:</text:p>
      <text:p text:style-name="P13"><text:s text:c="4"/>-u USUARIO --&gt; Trabaja con el fichero crontab del que se indica</text:p>
      <text:p text:style-name="P13"><text:s text:c="4"/>-l --&gt; Muestra el contenido del fichero crontab del usuario.</text:p>
      <text:p text:style-name="P13"><text:s text:c="4"/>-r --&gt; Elimina el fichero crontab del usuario</text:p>
      <text:p text:style-name="P13"><text:span text:style-name="T2">Fichero</text:span>:</text:p>
      <text:p text:style-name="P13"><text:s text:c="4"/>El fichero de ordenes debe tener el siguiente formato en cada una de sus líneas.</text:p>
      <text:p text:style-name="P13"><text:s text:c="3"/><text:span text:style-name="T1"><text:s/>minuto hora dia mes dia_semana comando</text:span></text:p>
      <text:p text:style-name="P13"><text:s text:c="4"/>El día de la semana se especifica mediante un número del 0 al 7 donde: 0 y 7 equivalen a <text:s/></text:p>
      <text:p text:style-name="P13"><text:s text:c="4"/>domingo; 1 es Lunes; 2 martes; 3 miércoles; 4 jueves y 5 viernes.</text:p>
      <text:p text:style-name="P13"><text:s text:c="4"/>Además el carácter * lo activa todo y dos enteros separados por – indican un rango de valores.</text:p>
      <text:p text:style-name="P13"><text:s text:c="4"/>Ej.- 10 23 12 11 * ps -ef <text:s/>--&gt; Se realizará un ps -ef el día 12 del mes 11 a las 23:10</text:p>
      <text:p text:style-name="P13"><text:s text:c="11"/>* 23 12 11 * ps -ef --&gt; Se realizará un ps -ef el dia 12 del mes 11 a las 23 durante cada <text:tab/> <text:s text:c="4"/><text:tab/> <text:s text:c="35"/>minuto de esa hora.</text:p>
      <text:p text:style-name="P13"><text:s text:c="11"/>1-5 23 12 11 * ps-ef --&gt; Se realizará un ps -ef el dia 12 del mes 11 a las 23 durante los <text:tab/> <text:s text:c="4"/><text:tab/> <text:s text:c="35"/>primeros 5 minutos de esa hora.</text:p>
      <text:p text:style-name="P13"><text:s text:c="9"/></text:p>
      <text:p text:style-name="P13"><text:s text:c="4"/>Por ultimo indicar que si cargamos un fichero crontab, se borran los comandos existentes <text:s text:c="4"/></text:p>
      <text:p text:style-name="P13"><text:s text:c="4"/>anteriormente, con lo cual es conveniente incluir dichas ordenes antiguas en el nuevo fichero.</text:p>
      <text:p text:style-name="P13"/>
      <text:p text:style-name="P13"><text:span text:style-name="T2">Ejemplo de uso</text:span>:</text:p>
      <text:p text:style-name="P13"><text:s text:c="3"/>crontab -u guest FICHERO <text:s/>--&gt; Carga el fichero que le pasamos como fichero de ordenes </text:p>
      <text:p text:style-name="P13"><text:s text:c="55"/>periódicas para el usuario guest.</text:p>
      <text:h text:style-name="P42" text:outline-level="3"><text:soft-page-break/>Comando free</text:h>
      <text:p text:style-name="P13">Muestra información sobre la memoria del sistema, tanto la principal como la de swap.</text:p>
      <text:p text:style-name="P13"><text:span text:style-name="T2">Formato</text:span>: free [OPCIONES] </text:p>
      <text:p text:style-name="P13"><text:span text:style-name="T2">Opciones básicas</text:span>:</text:p>
      <text:p text:style-name="P13"><text:s text:c="3"/>-b --- Muestra la memoria en bytes.</text:p>
      <text:p text:style-name="P13"><text:s text:c="2"/>-k --- Muestra la memoria en KB</text:p>
      <text:p text:style-name="P13"><text:s text:c="3"/>-m – Muestra la memoria en MB</text:p>
      <text:p text:style-name="P13"><text:s text:c="3"/>-g – Muestra la memoria en GB</text:p>
      <text:p text:style-name="P13"/>
      <text:h text:style-name="P42" text:outline-level="3">Comando kill</text:h>
      <text:p text:style-name="P13">Envía una señal a un proceso. </text:p>
      <text:p text:style-name="P13">Si este tiene preparado su manejador se señales para capturar dicha señal, ejecutará una rutina de interrupción que le haya asociado, en caso contrario finalizará su ejecución. Existen no obstante, señales que nunca pueden ser capturadas por el manejador, con lo cual forzarán la terminación del proceso.</text:p>
      <text:p text:style-name="P13">Si no se especifica ningún nombre o código de señal, se envía la señal TERM, que finaliza el proceso <text:s/>Comando kill</text:p>
      <text:p text:style-name="P13"><text:span text:style-name="T2">Formato</text:span>: kill [OPCIONES] PID</text:p>
      <text:p text:style-name="P13"><text:span text:style-name="T2">Opciones básicas</text:span>:</text:p>
      <text:p text:style-name="P13"><text:s text:c="4"/>-l --&gt; Muestra la lista de señales existentes.</text:p>
      <text:p text:style-name="P13"><text:s text:c="4"/>-nombre_señal -&gt; Envía las señal indicada. Ej.- USR1, USR2, etc.</text:p>
      <text:p text:style-name="P13"><text:s text:c="4"/>-l número de señal -&gt; Envía la señal que se corresponde con el número que se indica.</text:p>
      <text:p text:style-name="P13"><text:span text:style-name="T2">Señales más usuales</text:span>:</text:p>
      <text:p text:style-name="P13"><text:s text:c="5"/></text:p>
      <table:table table:name="Tabla1" table:style-name="Tabla1">
        <table:table-column table:style-name="Tabla1.A" table:number-columns-repeated="3"/>
        <table:table-column table:style-name="Tabla1.D"/>
        <table:table-row>
          <table:table-cell table:style-name="Tabla1.A1" office:value-type="string">
            <text:p text:style-name="P20">SEÑAL <text:s text:c="3"/></text:p>
          </table:table-cell>
          <table:table-cell table:style-name="Tabla1.A1" office:value-type="string">
            <text:p text:style-name="P20">CÓDIGO</text:p>
          </table:table-cell>
          <table:table-cell table:style-name="Tabla1.A1" office:value-type="string">
            <text:p text:style-name="P20">ACCIÓN POR DEFECTO</text:p>
          </table:table-cell>
          <table:table-cell table:style-name="Tabla1.D1" office:value-type="string">
            <text:p text:style-name="P20">NOTAS</text:p>
          </table:table-cell>
        </table:table-row>
        <table:table-row>
          <table:table-cell table:style-name="Tabla1.A2" office:value-type="float" office:value="0">
            <text:p text:style-name="P21"><text:s text:c="2"/>SIGALRM <text:s text:c="5"/></text:p>
          </table:table-cell>
          <table:table-cell table:style-name="Tabla1.B2" office:value-type="float" office:value="0">
            <text:p text:style-name="P22">14</text:p>
          </table:table-cell>
          <table:table-cell table:style-name="Tabla1.B2" office:value-type="float" office:value="0">
            <text:p text:style-name="P25">Mata al proceso</text:p>
          </table:table-cell>
          <table:table-cell table:style-name="Tabla1.D2">
            <text:p text:style-name="P23"/>
          </table:table-cell>
        </table:table-row>
        <table:table-row>
          <table:table-cell table:style-name="Tabla1.A2" office:value-type="float" office:value="0">
            <text:p text:style-name="P21"><text:s text:c="2"/>SIGHUP <text:s text:c="7"/></text:p>
          </table:table-cell>
          <table:table-cell table:style-name="Tabla1.B2" office:value-type="float" office:value="0">
            <text:p text:style-name="P22">1</text:p>
          </table:table-cell>
          <table:table-cell table:style-name="Tabla1.B2" office:value-type="float" office:value="0">
            <text:p text:style-name="P25">Mata al proceso</text:p>
          </table:table-cell>
          <table:table-cell table:style-name="Tabla1.D2">
            <text:p text:style-name="P23"/>
          </table:table-cell>
        </table:table-row>
        <table:table-row>
          <table:table-cell table:style-name="Tabla1.A2" office:value-type="float" office:value="0">
            <text:p text:style-name="P21"><text:s text:c="2"/>SIGINT <text:s text:c="7"/></text:p>
          </table:table-cell>
          <table:table-cell table:style-name="Tabla1.B2" office:value-type="float" office:value="0">
            <text:p text:style-name="P22">2</text:p>
          </table:table-cell>
          <table:table-cell table:style-name="Tabla1.B2" office:value-type="float" office:value="0">
            <text:p text:style-name="P22">Mata al proceso</text:p>
          </table:table-cell>
          <table:table-cell table:style-name="Tabla1.D2">
            <text:p text:style-name="P23"/>
          </table:table-cell>
        </table:table-row>
        <table:table-row>
          <table:table-cell table:style-name="Tabla1.A2" office:value-type="float" office:value="0">
            <text:p text:style-name="P21"><text:s text:c="2"/>SIGKILL <text:s text:c="5"/></text:p>
          </table:table-cell>
          <table:table-cell table:style-name="Tabla1.B2" office:value-type="float" office:value="0">
            <text:p text:style-name="P22">9</text:p>
          </table:table-cell>
          <table:table-cell table:style-name="Tabla1.B2" office:value-type="float" office:value="0">
            <text:p text:style-name="P22">Mata al proceso</text:p>
          </table:table-cell>
          <table:table-cell table:style-name="Tabla1.D2" office:value-type="float" office:value="0">
            <text:p text:style-name="P24">Esta señal no puede ser capturada por el proceso</text:p>
          </table:table-cell>
        </table:table-row>
        <table:table-row>
          <table:table-cell table:style-name="Tabla1.A2" office:value-type="float" office:value="0">
            <text:p text:style-name="P21"><text:s/>SIGPIPE <text:s text:c="5"/></text:p>
          </table:table-cell>
          <table:table-cell table:style-name="Tabla1.B2" office:value-type="float" office:value="0">
            <text:p text:style-name="P22">13</text:p>
          </table:table-cell>
          <table:table-cell table:style-name="Tabla1.B2" office:value-type="float" office:value="0">
            <text:p text:style-name="P22">Mata al proceso</text:p>
          </table:table-cell>
          <table:table-cell table:style-name="Tabla1.D2">
            <text:p text:style-name="P23"/>
          </table:table-cell>
        </table:table-row>
        <text:soft-page-break/>
        <table:table-row>
          <table:table-cell table:style-name="Tabla1.A2" office:value-type="float" office:value="0">
            <text:p text:style-name="P21"><text:s/>SIGPOLL <text:s text:c="10"/></text:p>
          </table:table-cell>
          <table:table-cell table:style-name="Tabla1.B2">
            <text:p text:style-name="P22"/>
          </table:table-cell>
          <table:table-cell table:style-name="Tabla1.B2" office:value-type="float" office:value="0">
            <text:p text:style-name="P22">Mata al proceso</text:p>
          </table:table-cell>
          <table:table-cell table:style-name="Tabla1.D2">
            <text:p text:style-name="P23"/>
          </table:table-cell>
        </table:table-row>
        <table:table-row>
          <table:table-cell table:style-name="Tabla1.A2" office:value-type="float" office:value="0">
            <text:p text:style-name="P21"><text:s/>SIGPROF</text:p>
          </table:table-cell>
          <table:table-cell table:style-name="Tabla1.B2">
            <text:p text:style-name="P22"/>
          </table:table-cell>
          <table:table-cell table:style-name="Tabla1.B2" office:value-type="float" office:value="0">
            <text:p text:style-name="P22">Mata al proceso</text:p>
          </table:table-cell>
          <table:table-cell table:style-name="Tabla1.D2">
            <text:p text:style-name="P23"/>
          </table:table-cell>
        </table:table-row>
        <table:table-row>
          <table:table-cell table:style-name="Tabla1.A2" office:value-type="float" office:value="0">
            <text:p text:style-name="P21"><text:s/>SIGTERM <text:s text:c="4"/></text:p>
          </table:table-cell>
          <table:table-cell table:style-name="Tabla1.B2" office:value-type="float" office:value="0">
            <text:p text:style-name="P22">15</text:p>
          </table:table-cell>
          <table:table-cell table:style-name="Tabla1.B2" office:value-type="float" office:value="0">
            <text:p text:style-name="P22">Mata al proceso</text:p>
          </table:table-cell>
          <table:table-cell table:style-name="Tabla1.D2">
            <text:p text:style-name="P23"/>
          </table:table-cell>
        </table:table-row>
        <table:table-row>
          <table:table-cell table:style-name="Tabla1.A2" office:value-type="float" office:value="0">
            <text:p text:style-name="P21"><text:s/>SIGUSR1 <text:s text:c="10"/></text:p>
          </table:table-cell>
          <table:table-cell table:style-name="Tabla1.B2">
            <text:p text:style-name="P22"/>
          </table:table-cell>
          <table:table-cell table:style-name="Tabla1.B2" office:value-type="float" office:value="0">
            <text:p text:style-name="P22">Mata al proceso</text:p>
          </table:table-cell>
          <table:table-cell table:style-name="Tabla1.D2">
            <text:p text:style-name="P23"/>
          </table:table-cell>
        </table:table-row>
        <table:table-row>
          <table:table-cell table:style-name="Tabla1.A2" office:value-type="float" office:value="0">
            <text:p text:style-name="P21"><text:s/>SIGUSR2 <text:s text:c="10"/></text:p>
          </table:table-cell>
          <table:table-cell table:style-name="Tabla1.B2">
            <text:p text:style-name="P22"/>
          </table:table-cell>
          <table:table-cell table:style-name="Tabla1.B2" office:value-type="float" office:value="0">
            <text:p text:style-name="P22">Mata al proceso</text:p>
          </table:table-cell>
          <table:table-cell table:style-name="Tabla1.D2">
            <text:p text:style-name="P23"/>
          </table:table-cell>
        </table:table-row>
        <table:table-row>
          <table:table-cell table:style-name="Tabla1.A2" office:value-type="float" office:value="0">
            <text:p text:style-name="P21"><text:s/>SIGVTALRM <text:s text:c="8"/></text:p>
          </table:table-cell>
          <table:table-cell table:style-name="Tabla1.B2">
            <text:p text:style-name="P22"/>
          </table:table-cell>
          <table:table-cell table:style-name="Tabla1.B2" office:value-type="float" office:value="0">
            <text:p text:style-name="P22">Mata al proceso</text:p>
          </table:table-cell>
          <table:table-cell table:style-name="Tabla1.D2">
            <text:p text:style-name="P23"/>
          </table:table-cell>
        </table:table-row>
        <table:table-row>
          <table:table-cell table:style-name="Tabla1.A2" office:value-type="float" office:value="0">
            <text:p text:style-name="P21"><text:s/>SIGSTKFLT <text:s text:c="8"/></text:p>
          </table:table-cell>
          <table:table-cell table:style-name="Tabla1.B2">
            <text:p text:style-name="P22"/>
          </table:table-cell>
          <table:table-cell table:style-name="Tabla1.B2" office:value-type="float" office:value="0">
            <text:p text:style-name="P22">Mata al proceso</text:p>
          </table:table-cell>
          <table:table-cell table:style-name="Tabla1.D2" office:value-type="float" office:value="0">
            <text:p text:style-name="P23">Esta señal no puede ser capturada por el proceso</text:p>
          </table:table-cell>
        </table:table-row>
        <table:table-row>
          <table:table-cell table:style-name="Tabla1.A2" office:value-type="float" office:value="0">
            <text:p text:style-name="P21"><text:s/>SIGWINCH <text:s text:c="6"/></text:p>
          </table:table-cell>
          <table:table-cell table:style-name="Tabla1.B2">
            <text:p text:style-name="P22"/>
          </table:table-cell>
          <table:table-cell table:style-name="Tabla1.B2" office:value-type="float" office:value="0">
            <text:p text:style-name="P22">Se ignora</text:p>
          </table:table-cell>
          <table:table-cell table:style-name="Tabla1.D2">
            <text:p text:style-name="P23"/>
          </table:table-cell>
        </table:table-row>
        <table:table-row>
          <table:table-cell table:style-name="Tabla1.A2" office:value-type="float" office:value="0">
            <text:p text:style-name="P21"><text:s/>SIGCHLD <text:s text:c="10"/></text:p>
          </table:table-cell>
          <table:table-cell table:style-name="Tabla1.B2">
            <text:p text:style-name="P22"/>
          </table:table-cell>
          <table:table-cell table:style-name="Tabla1.B2" office:value-type="float" office:value="0">
            <text:p text:style-name="P22">Se ignora</text:p>
          </table:table-cell>
          <table:table-cell table:style-name="Tabla1.D2">
            <text:p text:style-name="P23"/>
          </table:table-cell>
        </table:table-row>
        <table:table-row>
          <table:table-cell table:style-name="Tabla1.A2" office:value-type="float" office:value="0">
            <text:p text:style-name="P21"><text:s/>SIGURG <text:s text:c="11"/></text:p>
          </table:table-cell>
          <table:table-cell table:style-name="Tabla1.B2">
            <text:p text:style-name="P22"/>
          </table:table-cell>
          <table:table-cell table:style-name="Tabla1.B2" office:value-type="float" office:value="0">
            <text:p text:style-name="P22">Se ignora</text:p>
          </table:table-cell>
          <table:table-cell table:style-name="Tabla1.D2">
            <text:p text:style-name="P23"/>
          </table:table-cell>
        </table:table-row>
        <table:table-row>
          <table:table-cell table:style-name="Tabla1.A2" office:value-type="float" office:value="0">
            <text:p text:style-name="P21"><text:s/>SIGSTOP <text:s text:c="10"/></text:p>
          </table:table-cell>
          <table:table-cell table:style-name="Tabla1.B2">
            <text:p text:style-name="P22"/>
          </table:table-cell>
          <table:table-cell table:style-name="Tabla1.B2">
            <text:p text:style-name="P22"/>
          </table:table-cell>
          <table:table-cell table:style-name="Tabla1.D2" office:value-type="float" office:value="0">
            <text:p text:style-name="P23">Esta señal no puede ser capturada por el proceso</text:p>
          </table:table-cell>
        </table:table-row>
      </table:table>
      <text:h text:style-name="P42" text:outline-level="3"/>
      <text:h text:style-name="P42" text:outline-level="3">Comando lsof</text:h>
      <text:p text:style-name="P13">Muestra información sobre los ficheros abiertos por procesos.</text:p>
      <text:p text:style-name="P13"><text:span text:style-name="T2">Formato</text:span>: lsof [OPCIONES]</text:p>
      <text:p text:style-name="P13"><text:span text:style-name="T2">Opciones básicas</text:span>:</text:p>
      <text:p text:style-name="P6"><text:s text:c="5"/>-c comando <text:s text:c="6"/>--- Lista los ficheros abiertos por un proceso. <text:s text:c="14"/></text:p>
      <text:p text:style-name="P6"><text:s text:c="5"/>+D /home/paco --- Lista los procesos que están usando mi directorio. <text:s text:c="7"/></text:p>
      <text:p text:style-name="P6"><text:s text:c="5"/>-i :4662 <text:s text:c="7"/>------- Muestra que proceso se encuentra detrás del puerto 4662</text:p>
      <text:p text:style-name="P6"/>
      <text:h text:style-name="P42" text:outline-level="3">Comando nohup</text:h>
      <text:p text:style-name="P13">Lanza un proceso, de forma que si cerramos el shell, este sigue en ejecución. Es equivalente a poner <text:s/>el carácter &amp; al final de dicho comando.</text:p>
      <text:p text:style-name="P13"><text:span text:style-name="T2">Formato</text:span>: nohup COMANDO</text:p>
      <text:p text:style-name="P13"/>
      <text:h text:style-name="P42" text:outline-level="3"><text:soft-page-break/>Comando ps</text:h>
      <text:p text:style-name="P13">Muestra los procesos que se ejecutan en el sistema. Si no se introducen parámetros, muestra los procesos lanzados por cualquier usuario en la shell actual.</text:p>
      <text:p text:style-name="P13"><text:span text:style-name="T2">Formato</text:span>: ps [OPCIONES]</text:p>
      <text:p text:style-name="P13"><text:span text:style-name="T2">Opciones básicas</text:span>:</text:p>
      <text:p text:style-name="P6"><text:s text:c="5"/>-u <text:s/>nombre_usuario ---&gt; Muestra los procesos de un determinado usuario. <text:s/></text:p>
      <text:p text:style-name="P6"><text:s text:c="5"/>-e ---&gt; Muestra todos los procesos existentes en memoria, sean del usuario o shell que sean.</text:p>
      <text:p text:style-name="P6"><text:s text:c="5"/>-f ---&gt; Muestra información más detallada de los procesos. <text:s text:c="3"/></text:p>
      <text:p text:style-name="P13"><text:s text:c="5"/>u ---&gt; Muestra ciertos datos interesantes de los ficheros, como por ejemplo el estado de este en la <text:s text:c="2"/></text:p>
      <text:p text:style-name="P13"><text:s text:c="16"/>columna STAT. Esta columna puede tomar uno o varios de los siguientes valores:</text:p>
      <text:list text:style-name="L5">
        <text:list-item>
          <text:list>
            <text:list-item>
              <text:p text:style-name="P56"><text:span text:style-name="T1">Preparado (R)</text:span>.- Proceso que está listo para ejecutarse. Simplemente está esperando a que el sistema operativo le asigne un tiempo de CPU.</text:p>
            </text:list-item>
            <text:list-item>
              <text:p text:style-name="P56"><text:span text:style-name="T1">Ejecutando (O).</text:span>- Sólo uno de los procesos preparados se está ejecutando en cada momento (monoprocesador).</text:p>
            </text:list-item>
            <text:list-item>
              <text:p text:style-name="P56"><text:span text:style-name="T1">Suspendido (S)</text:span>.- Un proceso se encuentra suspendido si no entra en el reparto de CPU, ya que se encuentra esperando algún tipo de evento (por ejemplo, la recepción de una señal software o hardware). En cuanto dicho evento se produce, el proceso pasa a formar parte del conjunto de procesos preparados.</text:p>
            </text:list-item>
            <text:list-item>
              <text:p text:style-name="P56"><text:span text:style-name="T1">Parado (T)</text:span>.- Un proceso parado tampoco entra en el reparto de CPU, pero no porque se encuentre suspendido esperando algún evento. En este caso, sólo pasarán a estar preparados cuando reciban una señal determinada que les permita continuar.</text:p>
            </text:list-item>
            <text:list-item>
              <text:p text:style-name="P56"><text:span text:style-name="T1">Zombie (Z)</text:span>.- Todo proceso al finalizar avisa a su proceso padre, para que éste elimine su entrada de la tabla de procesos. En el caso de que el padre, por algún motivo, no reciba esta comunicación no lo elimina de la tabla de procesos. En este caso, el proceso hijo queda en estado <text:s/>zombie, no está consumiendo CPU, pero sí continua consumiendo recursos del sistema.</text:p>
            </text:list-item>
            <text:list-item>
              <text:p text:style-name="P56"><text:span text:style-name="T1">&lt;</text:span> .- El proceso tiene una prioridad alta.</text:p>
            </text:list-item>
            <text:list-item>
              <text:p text:style-name="P56"><text:span text:style-name="T1">N</text:span>.- El proceso tiene una prioridad baja.</text:p>
            </text:list-item>
            <text:list-item>
              <text:p text:style-name="P56"><text:span text:style-name="T1">L</text:span>.- El proceso tiene páginas bloqueadas en memoria.</text:p>
            </text:list-item>
            <text:list-item>
              <text:p text:style-name="P56"><text:span text:style-name="T1">s</text:span>.- El proceso es el líder de la sesión. El proceso líder es el padre del resto de procesos de esa sesión, es decir el de PID más bajo. Normalmente este proceso sera el proceso shell (bash).</text:p>
            </text:list-item>
            <text:list-item>
              <text:p text:style-name="P56"><text:span text:style-name="T1">+</text:span>.- El proceso fue lanzado en primer plano.</text:p>
            </text:list-item>
            <text:list-item>
              <text:p text:style-name="P56"><text:span text:style-name="T1">l</text:span>.- El proceso es un thread o hilo de otro.</text:p>
              <text:p text:style-name="P56"/>
            </text:list-item>
          </text:list>
        </text:list-item>
      </text:list>
      <text:p text:style-name="P13"><text:span text:style-name="T2">Salida por pantalla</text:span>:</text:p>
      <text:p text:style-name="P13">Con la opción -f, el comando mostrará por la salida estándar información detallada sobre los procesos. Las columnas que nos muestran esta opción en Kubuntu, son las siguientes:</text:p>
      <text:list text:style-name="L6">
        <text:list-item>
          <text:p text:style-name="P57">UID <text:s text:c="4"/>--&gt; ID del usuario propietario del proceso.</text:p>
        </text:list-item>
        <text:list-item>
          <text:p text:style-name="P57">PID <text:s text:c="5"/>--&gt; ID del proceso.</text:p>
        </text:list-item>
        <text:list-item>
          <text:p text:style-name="P57"><text:soft-page-break/>PPID <text:s text:c="3"/>--&gt; ID del proceso padre.</text:p>
        </text:list-item>
        <text:list-item>
          <text:p text:style-name="P57">C <text:s text:c="9"/>--&gt; % de uso actual de la CPU</text:p>
        </text:list-item>
        <text:list-item>
          <text:p text:style-name="P57">STIME --&gt; Hora de lanzamiento del proceso.</text:p>
        </text:list-item>
        <text:list-item>
          <text:p text:style-name="P57">TTY <text:s text:c="4"/>--&gt; Terminal desde el que se lanzó el proceso. aquí podemos tener dos valores:</text:p>
          <text:list>
            <text:list-item>
              <text:p text:style-name="P57"><text:s/>ttyNUMERO --&gt; Indica que el proceso se lanzo en un terminal de modo comando.</text:p>
            </text:list-item>
            <text:list-item>
              <text:p text:style-name="P57">pts/NUMERO --&gt; Indica que el proceso se lanzo desde una consola del modo gráfico.</text:p>
            </text:list-item>
          </text:list>
        </text:list-item>
        <text:list-item>
          <text:p text:style-name="P57">TIME <text:s text:c="2"/>--&gt; Tiempo de uso de CPU del proceso</text:p>
        </text:list-item>
        <text:list-item>
          <text:p text:style-name="P57">CMD <text:s text:c="3"/>--&gt; Comando que se está ejecutando</text:p>
        </text:list-item>
      </text:list>
      <text:p text:style-name="P13">En otras distribuciones de Linux, puede aparecer alguna columna más, pero las básicas son estas.</text:p>
      <text:p text:style-name="P13"/>
      <text:h text:style-name="P42" text:outline-level="3">Comando pstree</text:h>
      <text:p text:style-name="P13">Muestra un árbol con la jerarquía de los procesos existentes en memoria.</text:p>
      <text:p text:style-name="P13"><text:span text:style-name="T2">Formato</text:span>: lsof [OPCIONES]</text:p>
      <text:p text:style-name="P13"><text:span text:style-name="T2">Opciones básicas</text:span>:</text:p>
      <text:p text:style-name="P6"><text:s text:c="5"/>-p <text:s text:c="2"/>--- Muestra el PID de cada proceso. <text:s text:c="14"/></text:p>
      <text:p text:style-name="P6"><text:s text:c="9"/></text:p>
      <text:p text:style-name="P6"/>
      <text:h text:style-name="P42" text:outline-level="3">Comando sleep</text:h>
      <text:p text:style-name="P13">Hace una pausa de tiempo en un determinado shell. Suele usarse para retener la ejecución de algún comando en shellscript.</text:p>
      <text:p text:style-name="P13"><text:span text:style-name="T2">Formato</text:span>: sleep NUMERO DE TIEMPO[SUFIJO]</text:p>
      <text:p text:style-name="P13"><text:span text:style-name="T2">Opciones básicas</text:span>: El sufijo indica si el NUMERO se refiere a:</text:p>
      <text:p text:style-name="P13"><text:s text:c="25"/>horas --&gt; h</text:p>
      <text:p text:style-name="P13"><text:s text:c="25"/>minutos --&gt; m</text:p>
      <text:p text:style-name="P13"><text:s text:c="25"/>segundos --&gt; s</text:p>
      <text:p text:style-name="P13">Si no se especifica nada se toma como unidad el segundo.</text:p>
      <text:p text:style-name="P13"/>
      <text:h text:style-name="P42" text:outline-level="3">Comando top</text:h>
      <text:p text:style-name="P13">Muestra información sobre los procesos que se están ejecutando. Funciona como el administrador de tareas de Windows.</text:p>
      <text:p text:style-name="P13"><text:span text:style-name="T2">Formato</text:span>: top</text:p>
      <text:p text:style-name="P6"><text:s text:c="5"/></text:p>
      <text:h text:style-name="P42" text:outline-level="3"><text:soft-page-break/>Comando watch</text:h>
      <text:p text:style-name="P13">Ejecuta un comando de forma periódica mientras este abierto el shell</text:p>
      <text:p text:style-name="P13"><text:span text:style-name="T2">Formato</text:span>: watch [OPCIONES] COMANDO</text:p>
      <text:p text:style-name="P13"><text:span text:style-name="T2">Opciones básicas</text:span>:</text:p>
      <text:p text:style-name="P6"><text:s text:c="5"/>-n segundos <text:s text:c="6"/>--- Ejecuta el comando cada 'n' segundos. <text:s text:c="14"/></text:p>
      <text:p text:style-name="P6"><text:s text:c="6"/>Ej.- watch -n1 date <text:s text:c="2"/></text:p>
      <text:h text:style-name="P12" text:outline-level="2">2.4 Comandos de gestión de usuarios.</text:h>
      <text:p text:style-name="P13">Seguidamente trataremos los principales comandos que necesitaremos para crear y gestionar usuarios y grupos.</text:p>
      <text:p text:style-name="P13"/>
      <text:h text:style-name="P42" text:outline-level="3">Comando addgroup</text:h>
      <text:p text:style-name="P13">Permite añadir un un grupo al sistema. Para realizar esta operación hay que ser root.</text:p>
      <text:p text:style-name="P13">Como resultado de este comando se crea una nueva entrada en el fichero /etc/group para registrar dicho grupo.</text:p>
      <text:p text:style-name="P13"><text:span text:style-name="T2">Formato</text:span>: addgroup [OPCIONES] NOMBRE_GRUPO</text:p>
      <text:p text:style-name="P13"><text:span text:style-name="T2">Opciones básicas</text:span>:</text:p>
      <text:p text:style-name="P6"><text:s text:c="5"/>--gid numero_GID --&gt; Fuerza a que se asigne a ese grupo un determinado número como GID.</text:p>
      <text:p text:style-name="P6"><text:s text:c="5"/>--system --&gt; Crea un grupo de sistema.</text:p>
      <text:p text:style-name="P6"/>
      <text:p text:style-name="P6">Este comando realiza las acciones de creación, según las variables de entorno que se especifican en el fichero /etc/adduser.conf</text:p>
      <text:p text:style-name="P6"/>
      <text:h text:style-name="P42" text:outline-level="3">Comando adduser</text:h>
      <text:p text:style-name="P13">Permite añadir usuarios al sistema. Para realizar esta operación hay que ser root.</text:p>
      <text:p text:style-name="P13">Como resultado se crea:</text:p>
      <text:list text:style-name="L7">
        <text:list-item>
          <text:p text:style-name="P58">Una entrada en el fichero /etc/passwd para registrar al usuario.</text:p>
        </text:list-item>
        <text:list-item>
          <text:p text:style-name="P58">Una entrada en el fichero /etc/shadow para almacenar la password del usuario.</text:p>
        </text:list-item>
        <text:list-item>
          <text:p text:style-name="P58">El directorio $HOME del usuario con sus ficheros ocultos de configuración.</text:p>
        </text:list-item>
      </text:list>
      <text:p text:style-name="P13">Los nuevos usuarios del sistema tendrán como shell /bin/false (a menos que se modifique con la opción --shell ), y <text:s/>tienen <text:s/>la <text:s/>clave <text:s/>deshabilitada.</text:p>
      <text:p text:style-name="P13"><text:span text:style-name="T2">Formato</text:span>: adduser [OPCIONES] NOMBRE_USUARIO</text:p>
      <text:p text:style-name="P13"><text:span text:style-name="T2">Opciones básicas</text:span>:</text:p>
      <text:p text:style-name="P6"><text:s text:c="5"/>--uid numero_GID --&gt; Fuerza a que se asigne a ese usuario un determinado número como UID.</text:p>
      <text:p text:style-name="P6"><text:s text:c="5"/>--system --&gt; Crea un usuario de sistema.</text:p>
      <text:p text:style-name="P6"><text:s text:c="5"/>--home DIRECTORIO --&gt; Usa el directorio indicado, como directorio $HOME del usuario, </text:p>
      <text:p text:style-name="P6"><text:s text:c="49"/>en vez del predeterminado en la variable DHOME del fichero </text:p>
      <text:p text:style-name="P6"><text:s text:c="49"/>/etc/adduser.conf.</text:p>
      <text:p text:style-name="P6"><text:s text:c="5"/>--shell SHELL --&gt; Usa el shell que se indica para el usuario en vez del predeterminado en el </text:p>
      <text:p text:style-name="P6"><text:s text:c="36"/>fichero /etc/adduser.conf</text:p>
      <text:p text:style-name="P6"><text:s text:c="5"/>--ingroup GRUPO --&gt; <text:s/>Añade el nuevo usuario al GRUPO en vez de al grupo del usuario o</text:p>
      <text:p text:style-name="P6"><text:s text:c="43"/>el grupo predeterminado definido por <text:s/>USERS_GID <text:s/>en <text:s/>el <text:s/>fichero</text:p>
      <text:p text:style-name="P6"><text:s text:c="42"/>/etc/adduser.conf.</text:p>
      <text:p text:style-name="P6"><text:s text:c="5"/>--add_extra_groups --&gt; Añade la usuario a algún grupo extra. Los grupos por defecto se indican </text:p>
      <text:p text:style-name="P6"><text:s text:c="42"/>en la variable EXTRA_GROUPS del fichero /etc/adduser.conf.</text:p>
      <text:p text:style-name="P6"><text:s text:c="5"/>--no-create-home --&gt; No crea el directorio $HOME del usuario. Esta opción suele usarse en la </text:p>
      <text:p text:style-name="P6"><text:soft-page-break/><text:s text:c="40"/>creación de usuarios de sistema.</text:p>
      <text:p text:style-name="P6"><text:s text:c="5"/>--disabled-login --&gt; <text:s text:c="2"/>No <text:s/>ejecuta passwd para establecer la clave. El usuario no podrá</text:p>
      <text:p text:style-name="P6"><text:s text:c="40"/>usar la cuenta hasta que se establezca una clave con el comando passwd.</text:p>
      <text:p text:style-name="P6"><text:s text:c="40"/>Además, en el fichero /etc/shadow aparecerá el carácter '!' en la posición de </text:p>
      <text:p text:style-name="P6"><text:s text:c="40"/>la password. A estos usuarios se les llama deshabilitados.</text:p>
      <text:p text:style-name="P6"><text:s text:c="5"/></text:p>
      <text:p text:style-name="P6">Este comando realiza las acciones de creación, según las variables de entorno que se especifican en el fichero /etc/adduser.conf</text:p>
      <text:p text:style-name="P6"/>
      <text:h text:style-name="P42" text:outline-level="3">Comando chfn</text:h>
      <text:p text:style-name="P13">Permite modificar los datos del usuario: nombre real, dirección, teléfono de casa y teléfono del trabajo.</text:p>
      <text:p text:style-name="P13"><text:span text:style-name="T2">Formato</text:span>: chfn [OPCIONES] [USUARIO]</text:p>
      <text:p text:style-name="P13"><text:span text:style-name="T2">Opciones básicas</text:span>:</text:p>
      <text:p text:style-name="P6"><text:s text:c="5"/>-f nombre completo ---&gt; modifica el nombre completo del usuario.</text:p>
      <text:p text:style-name="P6"><text:s text:c="5"/>-r dirección ---&gt; modifica la dirección del usuario.</text:p>
      <text:p text:style-name="P6"><text:s text:c="5"/>-w teléfono de trabajo ---&gt; modifica el número de teléfono de trabajo.</text:p>
      <text:p text:style-name="P6"><text:s text:c="5"/>-h teléfono de casa ---&gt; modifica el número de teléfono de casa.</text:p>
      <text:p text:style-name="P6"/>
      <text:p text:style-name="P6">Por defecto el usuario sobre el que se opera es el que está ejecutando el comando en el shell. No obstante, root podría especificar otro usuario y modificar sus datos.</text:p>
      <text:p text:style-name="P6">Hay que indicar también que todos estos datos se almacenan en la línea de ese usuario, dentro del fichero /etc/passwd</text:p>
      <text:p text:style-name="P6"/>
      <text:h text:style-name="P42" text:outline-level="3">Comando chsh</text:h>
      <text:p text:style-name="P13">Permite modificar el shell del usuario.</text:p>
      <text:p text:style-name="P13"><text:span text:style-name="T2">Formato</text:span>: chsh [OPCIONES]</text:p>
      <text:p text:style-name="P13"><text:span text:style-name="T2">Opciones básicas</text:span>:</text:p>
      <text:p text:style-name="P6"><text:s text:c="5"/>-s SHELL <text:s text:c="4"/>---&gt; Cambia el shell del usuario al que se pasa como parámetro. </text:p>
      <text:p text:style-name="P6"><text:s text:c="34"/>Ej.- -s /bin/bash <text:s text:c="14"/></text:p>
      <text:p text:style-name="P6"><text:s text:c="6"/></text:p>
      <text:p text:style-name="P6">Por defecto el usuario sobre el que se opera es el que está ejecutando el comando en el shell. No obstante, root podría especificar otro usuario y modificar sus datos.</text:p>
      <text:p text:style-name="P6">Hay que indicar también que este dato se almacena en la línea de ese usuario, dentro del fichero /etc/passwd</text:p>
      <text:p text:style-name="P6"/>
      <text:h text:style-name="P42" text:outline-level="3">Comando delgroup</text:h>
      <text:p text:style-name="P13">Permite eliminar un grupo.</text:p>
      <text:p text:style-name="P13"><text:span text:style-name="T2">Formato</text:span>: delgroup [OPCIONES] GRUPO</text:p>
      <text:p text:style-name="P13"><text:span text:style-name="T2">Opciones básicas</text:span>:</text:p>
      <text:p text:style-name="P6"><text:s text:c="5"/>--only-if-empty <text:s/>--&gt; Solo borra el grupo si no tiene ningún usuario dentro. Si no se especifica </text:p>
      <text:p text:style-name="P6"><text:soft-page-break/><text:s text:c="35"/>esta opción, se tendrá en cuenta el valor de la variable ONLY_IF_EMPTY del <text:s text:c="12"/></text:p>
      <text:p text:style-name="P6"><text:s text:c="35"/>fichero /etc/deluser.conf</text:p>
      <text:p text:style-name="P6"/>
      <text:p text:style-name="P13">Es necesario ser root para ejecutar este comando.</text:p>
      <text:p text:style-name="P13">Además, no se puede borrar un grupo si es grupo primario (su GID está en el campo GID de la fila de ese usuario en el fichero /etc/passwd) de algún usuario.</text:p>
      <text:p text:style-name="P13"/>
      <text:h text:style-name="P42" text:outline-level="3">Comando deluser</text:h>
      <text:p text:style-name="P13">Permite eliminar un usuario.</text:p>
      <text:p text:style-name="P13"><text:span text:style-name="T2">Formato</text:span>: deluser [OPCIONES] USUARIO</text:p>
      <text:p text:style-name="P13"><text:span text:style-name="T2">Opciones básicas</text:span>:</text:p>
      <text:p text:style-name="P13"><text:tab/>-- remove-home --&gt; Elimina el directorio $HOME del usuario. Si no se especifica se actuará </text:p>
      <text:p text:style-name="P13"><text:s text:c="45"/>según la variable REMOVE_HOME del fichero /etc/deluser.conf </text:p>
      <text:p text:style-name="P13"><text:tab/>--remove-all-files --&gt; Busca en el sistema todos los ficheros de ese usuario y los elimina. <text:s/>Si </text:p>
      <text:p text:style-name="P13"><text:s text:c="47"/>no se especifica se actuará según la variable REMOVE_ALL_FILES</text:p>
      <text:p text:style-name="P13"><text:s text:c="46"/>del fichero /etc/deluser.conf</text:p>
      <text:p text:style-name="P13"><text:tab/>--backup --&gt; Hace una copia de seguridad de los ficheros borrados con alguna de las </text:p>
      <text:p text:style-name="P13"><text:s text:c="27"/>opciones anteriores. Empaqueta todos los ficheros a borrar en un archivo llamado</text:p>
      <text:p text:style-name="P13"><text:s text:c="27"/>NOMBRE_USUARIO.tar. <text:s/>Si no se especifica se hará la copia de seguridad o no, </text:p>
      <text:p text:style-name="P13"><text:s text:c="27"/>según el valor de <text:s/>la variable BACKUP del fichero /etc/deluser.conf. Esta opción </text:p>
      <text:p text:style-name="P13"><text:s text:c="27"/>no tiene sentido pornerla si no se pone también –remove-home o --remove-all-files</text:p>
      <text:p text:style-name="P13"><text:tab/>--backup-to DIRECTORIO --&gt; Deja la copia de seguridad de los ficheros a borrar, en el </text:p>
      <text:p text:style-name="P13"><text:s text:c="61"/>directorio induicado. <text:s/>Si no se especifica se usará el directorio</text:p>
      <text:p text:style-name="P13"><text:s text:c="61"/>indicado en la variable BACKUP_TO del fichero</text:p>
      <text:p text:style-name="P13"><text:s text:c="60"/>/etc/deluser.conf. Esta opción debe ir siempre acompañada de </text:p>
      <text:p text:style-name="P13"><text:s text:c="60"/>--backup para funcionar correctamente.</text:p>
      <text:p text:style-name="P13"><text:span text:style-name="T2">Notas</text:span>:</text:p>
      <text:p text:style-name="P13">Es necesario ser root para ejecutar este comando.</text:p>
      <text:p text:style-name="P13">Este comando realiza las acciones de borrado, según las variables de entorno que se especifican en el fichero /etc/deluser.conf</text:p>
      <text:p text:style-name="P6"/>
      <text:h text:style-name="P42" text:outline-level="3">Comando groups</text:h>
      <text:p text:style-name="P13">Muestra los grupos en los que está incluido un usuario</text:p>
      <text:p text:style-name="P13"><text:span text:style-name="T2">Formato</text:span>: groups [USUARIO]</text:p>
      <text:p text:style-name="P13">Si no se especifica el usuario, dará información sobre el usuario actual.</text:p>
      <text:p text:style-name="P13"><text:soft-page-break/>No es necesario ser root para ejecutar este comando.</text:p>
      <text:p text:style-name="P13"/>
      <text:h text:style-name="P42" text:outline-level="3">Comando passwd</text:h>
      <text:p text:style-name="P13">Permite modificar la password de un usuario.</text:p>
      <text:p text:style-name="P13"><text:span text:style-name="T2">Formato</text:span>: passwd [OPCIONES] <text:s/>[USUARIO [CONTRASEÑA]]</text:p>
      <text:p text:style-name="P13">Si no se especifica usuario ni contraseña, shell las pedirá por pantalla.</text:p>
      <text:p text:style-name="P13"><text:span text:style-name="T2">Opciones básicas</text:span>:</text:p>
      <text:p text:style-name="P6"><text:s text:c="5"/>-f nombre_completo --&gt; Cambia el nombre completo del usuario (el campo GECOS <text:s/>del <text:s/></text:p>
      <text:p text:style-name="P6"><text:s text:c="45"/>registro <text:s/>de <text:s/>contraseñas). <text:s/>Invoca <text:s/>el programa /usr/bin/chfn </text:p>
      <text:p text:style-name="P6"><text:s text:c="4"/>-o --&gt; Desactiva las verificaciones de validación sobre la <text:s/>nueva <text:s/>contraseña. <text:s/></text:p>
      <text:p text:style-name="P6"><text:s text:c="15"/>Sólo puede ser utilizada por el superusuario, y está pensado para permitirle </text:p>
      <text:p text:style-name="P6"><text:s text:c="15"/>asignar contraseñas iniciales simples.</text:p>
      <text:p text:style-name="P6"><text:s text:c="5"/>-s SHELL --&gt; Cambia el shell del usuario mediante la invocación del <text:s/>programa</text:p>
      <text:p text:style-name="P6"><text:s text:c="28"/>/usr/bin/chsh.</text:p>
      <text:p text:style-name="P6"/>
      <text:h text:style-name="P42" text:outline-level="3">Comando su</text:h>
      <text:p text:style-name="P13">Permite abrir un shell como otro usuario cuyo nombre se pasa por parámetro.</text:p>
      <text:p text:style-name="P13"><text:span text:style-name="T2">Formato</text:span>: sudo USUARIO</text:p>
      <text:p text:style-name="P13">Si ponemos sudo su estaremos intentando abrir una shell de root.</text:p>
      <text:p text:style-name="P13">Hay que indicar que el sistema requerirá la password del usuario con el que queremos comenzar la nueva sesión.</text:p>
      <text:p text:style-name="P13">Para cerrar la sesión escribiremos el comando <text:span text:style-name="T1">exit</text:span></text:p>
      <text:p text:style-name="P6"/>
      <text:h text:style-name="P42" text:outline-level="3">Comando umask</text:h>
      <text:p text:style-name="P13">Establece los permisos por defecto que tendrán los nuevos ficheros creados por un usuario.</text:p>
      <text:p text:style-name="P13"><text:span text:style-name="T2">Formato</text:span>: umask MASCARA_DE_PERMISOS_EN_OCTAL [USUARIO]</text:p>
      <text:p text:style-name="P13"><text:span text:style-name="T2">Notas</text:span>:</text:p>
      <text:p text:style-name="P6">Por defecto el usuario sobre el que se opera es el que está ejecutando el comando en el shell. No obstante, root podría especificar otro usuario y modificar su máscara de permisos.</text:p>
      <text:p text:style-name="P6">La MASCARA_DE_PERMISOS funciona de la siguiente forma. Se calculan los permisos en octal que queremos que tengan los ficheros y luego se cambian los unos por ceros y los ceros por unos.</text:p>
      <text:p text:style-name="P6">Hay que indicar también que umask sólo permite indicar los permisos de lectura y escritura, y no los de ejecución.</text:p>
      <text:p text:style-name="P6">Ejemplo:</text:p>
      <text:p text:style-name="P6"><text:s text:c="3"/>umask 777 ---&gt; Quita todos los permisos.</text:p>
      <text:p text:style-name="P6"><text:s text:c="3"/>umask 000 ---&gt; Da permisos de lectura y escritura a todos.</text:p>
      <text:p text:style-name="P6"><text:s text:c="3"/>umask 007 --&gt; Da permisos de lectura y escritura al propietario y a los usuarios de grupo.</text:p>
      <text:h text:style-name="P12" text:outline-level="2">2.5 Comandos de empaquetado y compresión.</text:h>
      <text:p text:style-name="P13"/>
      <text:h text:style-name="P44" text:outline-level="3">Comando apt-get</text:h>
      <text:p text:style-name="P13">Permite instalar paquetes a través de Internet, para lo cual consultará en las direcciones indicadas en el fichero /etc/apt/sources.list. Es necesario ser root para ejecutar este comando.</text:p>
      <text:p text:style-name="P13"><text:span text:style-name="T2">Formato</text:span>: apt-get [OPCIONES] [nombre_de paquete]</text:p>
      <text:p text:style-name="P13"><text:span text:style-name="T2">Opciones básicas</text:span>:</text:p>
      <text:p text:style-name="P13"><text:s text:c="5"/>install <text:s/>--&gt; Descarga un paquete de internet y lo instala. Ej.- apt-get install quota</text:p>
      <text:p text:style-name="P13"><text:s text:c="5"/>remove --&gt; Elimina un paquete instalado.</text:p>
      <text:p text:style-name="P13"><text:s text:c="5"/>autoremove --&gt; Se eliminan automáticamente los paquetes desfasados. Ej.- apt-get autoremove</text:p>
      <text:p text:style-name="P13"><text:s text:c="5"/>update <text:s/>--&gt; <text:s/>Se usa para actualizar la lista de paquete que tenemos instalados. Los índices de </text:p>
      <text:p text:style-name="P13"><text:s text:c="23"/>paquetes disponibles se obtienen <text:s/>de los lugares especificados en /etc/apt/sources.list. <text:s/></text:p>
      <text:p text:style-name="P13"><text:s text:c="23"/>Siempre <text:s/>se <text:s/>debe <text:s/>realizar <text:s/>un update antes de un upgrade.</text:p>
      <text:p text:style-name="P13"><text:s text:c="5"/>upgrade --&gt; Se usa para instalar la versión más nueva de <text:s/>todos <text:s/>los paquetes <text:s/>instalados en el </text:p>
      <text:p text:style-name="P13"><text:s text:c="20"/>sistema provenientes de alguna de las fuentes listadas en /etc/apt/sources.list. Los </text:p>
      <text:p text:style-name="P13"><text:s text:c="20"/>paquetes <text:s/>instalados <text:s/>con <text:s/>una nueva versión disponible son descargados y actualizados, </text:p>
      <text:p text:style-name="P13"><text:s text:c="20"/>bajo ninguna circunstancia se desinstalarán paquetes, <text:s/>ni se instalarán paquetes nuevos.</text:p>
      <text:p text:style-name="P13"><text:span text:style-name="T2">Ejemplos</text:span>:</text:p>
      <text:p text:style-name="P13"><text:s text:c="3"/>apt-get install quota</text:p>
      <text:p text:style-name="P13"><text:s text:c="3"/>apt-get update</text:p>
      <text:p text:style-name="P13"><text:s text:c="3"/>apt-get upgrade</text:p>
      <text:p text:style-name="P13"/>
      <text:h text:style-name="P44" text:outline-level="3">Comando apt-cache</text:h>
      <text:p text:style-name="P13">Permite buscar información sobre paquetes a instalar, a través de Internet, para lo cual consultará en las direcciones indicadas en el fichero /etc/apt/sources.list. Es necesario ser root para ejecutar este comando.</text:p>
      <text:p text:style-name="P13"><text:span text:style-name="T2">Formato</text:span>: apt-cache [OPCIONES] [nombre_de paquete]</text:p>
      <text:p text:style-name="P13"><text:span text:style-name="T2">Opciones básicas</text:span>:</text:p>
      <text:p text:style-name="P13"><text:s text:c="5"/>search <text:s/>--&gt; Busca los paquetes asociados con un determinado concepto, usando para ello una </text:p>
      <text:p text:style-name="P13"><text:s text:c="24"/>cadena de búsqueda. Ej.- apt-cache search “atari”</text:p>
      <text:p text:style-name="P13"><text:s text:c="5"/>depends --&gt; Muestra la información de dependencias de un determinado paquete</text:p>
      <text:p text:style-name="P13"><text:s text:c="5"/>showpkg -&gt; <text:s/>Muestra una descripción de un paquete. </text:p>
      <text:p text:style-name="P13"><text:s text:c="26"/>Ej.- apt-cache showpkg NOMBRE_PAQUETE</text:p>
      <text:p text:style-name="P13"><text:soft-page-break/><text:s text:c="5"/>pkgnames --&gt; Muestra toda la lista de paquetes que podemos instalar.</text:p>
      <text:p text:style-name="P13"><text:s text:c="29"/>Ej.- apt-cache pkgnames</text:p>
      <text:p text:style-name="P13"/>
      <text:h text:style-name="P42" text:outline-level="3">Comando tar</text:h>
      <text:p text:style-name="P13">Permite empaquetar y desempaquetar ficheros y directorios.</text:p>
      <text:p text:style-name="P13"><text:span text:style-name="T2">Formato</text:span>: tar [OPCIONES] ARCHIVO.tar [FICHERO1 FICHERO2...]</text:p>
      <text:p text:style-name="P13"><text:span text:style-name="T2">Opciones básicas</text:span>:</text:p>
      <text:p text:style-name="P13"><text:s text:c="5"/>-cvf --&gt; Empaqueta archivos y directorios, en un fichero .tar.</text:p>
      <text:p text:style-name="P13"><text:s text:c="19"/>Ej.- tar -cvf pr1.tar *</text:p>
      <text:p text:style-name="P13"><text:s text:c="5"/>-xvf --&gt; Desempaqueta el contenido de un fichero .tar</text:p>
      <text:p text:style-name="P13"><text:s text:c="19"/>Ej.- tar -xvf pr1.tar</text:p>
      <text:p text:style-name="P13"><text:s text:c="5"/>-tvf <text:s/>--&gt; Muestra el contenido de un archivo .tar o .tgz</text:p>
      <text:p text:style-name="P13"><text:s text:c="19"/>Ej.- tar -tvf pr1.tar *</text:p>
      <text:p text:style-name="P13"><text:s text:c="5"/>-zcvf --&gt; Empaqueta archivos y directorios y los comprime obteniendo un fichero .tgz</text:p>
      <text:p text:style-name="P13"><text:s text:c="20"/>Ej.- Tar -zcvf pr1.tgz *</text:p>
      <text:p text:style-name="P13"><text:s text:c="19"/>En Linux Ubuntu, es posible generar un fichero .tar en vez del .tgz, no obstante es más </text:p>
      <text:p text:style-name="P13"><text:s text:c="19"/>correcto crearlo como .tgz para indicar que está comprimido.</text:p>
      <text:p text:style-name="P13"><text:s text:c="5"/>-zxvf --&gt; Descomprime y desempaqueta un fichero .tar.gz o .tgz </text:p>
      <text:p text:style-name="P13"><text:s text:c="20"/>Ej.- tar -zxvf pr1.tgz</text:p>
      <text:p text:style-name="P13"><text:s text:c="20"/>En Linux Ubuntu, la opción -xvf también descomprime, pero esto no funciona en todas </text:p>
      <text:p text:style-name="P13"><text:s text:c="20"/>distribuciones. <text:s text:c="3"/></text:p>
      <text:p text:style-name="P6"><text:s text:c="5"/>-jcvf --&gt; Empaqueta archivos y directorios y los comprime obteniendo un fichero .bz2</text:p>
      <text:p text:style-name="P13"><text:s text:c="20"/>Ej.- Tar -jcvf pr1.bz2 *</text:p>
      <text:p text:style-name="P13"><text:s text:c="19"/>En Linux Ubuntu, es posible generar un fichero .tar en vez del .tgz, no obstante es más </text:p>
      <text:p text:style-name="P13"><text:s text:c="19"/>correcto crearlo como .tgz para indicar que está comprimido.</text:p>
      <text:p text:style-name="P13"><text:s text:c="5"/>-jxvf --&gt; Descomprime y desempaqueta un fichero .bz2 o .tar.bz2 </text:p>
      <text:p text:style-name="P13"><text:s text:c="20"/>Ej.- tar -jxvf pr1.bz2</text:p>
      <text:p text:style-name="P13"><text:s text:c="28"/></text:p>
      <text:p text:style-name="P13"><text:s text:c="19"/></text:p>
      <text:h text:style-name="P42" text:outline-level="3">Comando gzip</text:h>
      <text:p text:style-name="P13">Comprime y descomprime ficheros y directorios. Solo comprime ficheros si estos solamente tienen un link, es decir, si no se ha creado sobre ellos ningún enlace soft o hard.</text:p>
      <text:p text:style-name="P13"><text:span text:style-name="T2">Formato</text:span>: gzip [OPCIONES] FICHERO.tar</text:p>
      <text:p text:style-name="P13"><text:soft-page-break/><text:span text:style-name="T2">Opciones básicas</text:span>:</text:p>
      <text:p text:style-name="P13"><text:s text:c="12"/>-d --&gt; Descomprime</text:p>
      <text:p text:style-name="P13"><text:s text:c="12"/>-r --&gt; Comprime de forma recursiva. Esto sirve si queremos comprimir subdirectorios.</text:p>
      <text:p text:style-name="P13"><text:s text:c="12"/>-f --&gt; Fuerza la compresión aunque el fichero tenga algún enlace soft o hard.</text:p>
      <text:p text:style-name="P6"/>
      <text:h text:style-name="P12" text:outline-level="2">2.6 Comandos de gestión de discos y dispositivos.</text:h>
      <text:p text:style-name="P13"/>
      <text:h text:style-name="P44" text:outline-level="3">Comando df</text:h>
      <text:p text:style-name="P13">Muestra el tamaño y espacio libre de los sistemas de ficheros del disco. Por defecto los muestra todos.</text:p>
      <text:p text:style-name="P13"><text:span text:style-name="T2">Formato</text:span>: df</text:p>
      <text:p text:style-name="P17"/>
      <text:h text:style-name="P44" text:outline-level="3">Comando dmesg</text:h>
      <text:p text:style-name="P13">Muestra información sobre el log de alertas del kernel del sistema.</text:p>
      <text:p text:style-name="P17"><text:span text:style-name="T2">Formato</text:span>: dmesg</text:p>
      <text:p text:style-name="P17"/>
      <text:h text:style-name="P44" text:outline-level="3">Comando du</text:h>
      <text:p text:style-name="P13">Indica la cantidad de espacio usada por un archivo o directorio</text:p>
      <text:p text:style-name="P13"><text:span text:style-name="T2">Formato</text:span>: du FICHERO</text:p>
      <text:p text:style-name="P17"><text:span text:style-name="T2">Opciones básicas</text:span>:</text:p>
      <text:p text:style-name="P17"><text:s text:c="10"/>-h <text:s text:c="2"/>---&gt; Muestra la unidad del tamaño del fichero. K, M, G...</text:p>
      <text:p text:style-name="P17"/>
      <text:h text:style-name="P44" text:outline-level="3">Comando fdisk</text:h>
      <text:p text:style-name="P13">Permite crear, ver y modificar particiones en discos. </text:p>
      <text:p text:style-name="P13"><text:span text:style-name="T2">Formato</text:span>: fdisk [OPCIONES]</text:p>
      <text:p text:style-name="P17"><text:span text:style-name="T2">Opciones básicas</text:span>:</text:p>
      <text:p text:style-name="P35">-l <text:s/>---&gt; muestra las tablas de particiones de todos los discos del sistema.</text:p>
      <text:p text:style-name="P35">-l DISPOSITIVO DE DISCO ---&gt; muestra la tabla de particiones de un disco determinado.</text:p>
      <text:p text:style-name="P35">DISPOSITIVO DE DISCO ---&gt; permite modificar las particiones de dicho disco. En este caso aparece por pantalla un menú con diferentes opciones.</text:p>
      <text:p text:style-name="P30"><text:span text:style-name="T2">Ejemplos</text:span>:</text:p>
      <text:p text:style-name="P30"><text:tab/>fdisk -l /dev/sda <text:s text:c="2"/>---&gt; muestra las particiones del disco /dev/sda</text:p>
      <text:p text:style-name="P30"><text:s text:c="12"/>fdisk /dev/sda <text:s/>---&gt; permite modificar las particiones del disco /dev/sda</text:p>
      <text:p text:style-name="P30"><text:s text:c="12"/>fdisk /dev/sdb <text:s/>---&gt; permite modificar las particiones del disco /dev/sdb</text:p>
      <text:p text:style-name="P30"><text:span text:style-name="T2">Notas</text:span>:</text:p>
      <text:p text:style-name="P6">Es necesario ser root para ejecutar este comando, en caso contrario no veremos ninguna <text:soft-page-break/>información. <text:span text:style-name="T5">Además este comando muestra tanto particiones de Linux como de Windows o de otros sistemas.</text:span></text:p>
      <text:p text:style-name="P13">Hay que indicar también, que Linux requiere de al menos dos particiones para funcionar. Estas son, una para el sistema de archivos <text:s/>y otra para swap. </text:p>
      <text:p text:style-name="P30">El sistema de nombrado de dispositivos es el siguiente:</text:p>
      <text:p text:style-name="P30"><text:tab/>/dev/sd[a-p] --&gt; para nombrar a los discos SCSI</text:p>
      <text:p text:style-name="P30"><text:tab/>/dev/sd[a-p][1-4] --&gt; para nombrar particiones físicas en discos SCSI.</text:p>
      <text:p text:style-name="P30"><text:tab/>/dev/sd[a-p][5-n] --&gt; para nombrar particiones lógicas en discos SCSI.</text:p>
      <text:p text:style-name="P30"><text:tab/>/dev/hd[a-h] --&gt; para nombrar a los discos IDE</text:p>
      <text:p text:style-name="P30"><text:tab/>/dev/hd[a-h][1-4] --&gt; para nombrar particiones físicas en discos IDE.</text:p>
      <text:p text:style-name="P30"><text:tab/>/dev/hd[a-h][5-n] --&gt; para nombrar particiones lógicas en discos IDE.</text:p>
      <text:p text:style-name="P30">Hay que indicar que un disco puede tener hasta 4 particiones físicas, de estas una será primaria y el resto extendidas. Por otra parte, dentro de estas, podemos crear tantas particiones lógicas como se requiera. Estas particiones lógicas comenzarán por el identificador 5 y de ahí en adelante. Seguidamente se añade un ejemplo para facilitar la compresión del sistema de particiones:</text:p>
      <text:p text:style-name="P31"><text:bookmark text:name="secc34"/><text:s/></text:p>
      <table:table table:name="Tabla2" table:style-name="Tabla2">
        <table:table-column table:style-name="Tabla2.A"/>
        <table:table-row>
          <table:table-cell table:style-name="Tabla2.A1" office:value-type="string">
            <text:p text:style-name="P32">Sea el siguiente disco:</text:p>
            <text:p text:style-name="P36"><text:s text:c="2"/><text:span text:style-name="T7">--------------------------------------------</text:span></text:p>
            <text:p text:style-name="P36"><text:s text:c="2"/><text:span text:style-name="T7">| <text:s/>C: (1000Mb) <text:s/>| <text:s/>D: (500Mb) | E: (500Mb) |</text:span></text:p>
            <text:p text:style-name="P37"><text:s text:c="2"/>--------------------------------------------</text:p>
          </table:table-cell>
        </table:table-row>
        <table:table-row>
          <table:table-cell table:style-name="Tabla2.A2" office:value-type="string">
            <text:p text:style-name="P26">En cuanto a particiones, este disco sería así:</text:p>
            <text:p text:style-name="P36"><text:bookmark text:name="secc3411"/><text:s text:c="31"/><text:span text:style-name="T7">Partición extendida</text:span></text:p>
            <text:p text:style-name="P36"><text:s text:c="27"/><text:span text:style-name="T7">______________________</text:span></text:p>
            <text:p text:style-name="P36"><text:s text:c="26"/><text:span text:style-name="T7">/ <text:s text:c="44"/>\</text:span></text:p>
            <text:p text:style-name="P36"><text:s text:c="2"/><text:span text:style-name="T7">----------------------------------------------------</text:span></text:p>
            <text:p text:style-name="P36"><text:s text:c="2"/><text:span text:style-name="T7">| <text:s/>C: (1000Mb) <text:s/>| <text:s/>D: (500Mb) | E: (500Mb) |</text:span></text:p>
            <text:p text:style-name="P36"><text:s text:c="2"/><text:span text:style-name="T7">-----------------------------------------------------</text:span></text:p>
            <text:p text:style-name="P36"><text:s text:c="3"/><text:span text:style-name="T7">\___________/</text:span></text:p>
            <text:p text:style-name="P37"><text:s text:c="2"/>Partición primaria</text:p>
          </table:table-cell>
        </table:table-row>
        <table:table-row>
          <table:table-cell table:style-name="Tabla2.A2" office:value-type="string">
            <text:p text:style-name="P26">Para Linux, el disco físicamente tendría la siguiente forma:</text:p>
            <text:p text:style-name="P36"><text:bookmark text:name="secc3421"/><text:s text:c="6"/><text:span text:style-name="T7">/dev/hda1 <text:s/>-&gt; <text:s/>1000Mb <text:s/>-&gt; <text:s/>Partición Primaria - C:</text:span></text:p>
            <text:p text:style-name="P36"><text:s text:c="6"/><text:span text:style-name="T7">/dev/hda2 <text:s/>-&gt; <text:s/>1000Mb <text:s/>-&gt; <text:s/>Partición Extendida (D: + E:)</text:span></text:p>
            <text:p text:style-name="P36"><text:s text:c="6"/><text:span text:style-name="T7">/dev/hda5 <text:s/>-&gt; <text:s text:c="2"/>500Mb <text:s/>-&gt; <text:s/>D:</text:span></text:p>
            <text:p text:style-name="P36"><text:s text:c="6"/><text:span text:style-name="T7">/dev/hda6 <text:s/>-&gt; <text:s text:c="2"/>500Mb <text:s/>-&gt; <text:s/>E:</text:span></text:p>
            <text:p text:style-name="P38"/>
          </table:table-cell>
        </table:table-row>
        <table:table-row>
          <table:table-cell table:style-name="Tabla2.A2" office:value-type="string">
            <text:p text:style-name="P26">Es decir:</text:p>
            <text:p text:style-name="P36"><text:s text:c="33"/><text:span text:style-name="T7">/dev/hda2</text:span></text:p>
            <text:p text:style-name="P36"><text:s text:c="25"/>___________________</text:p>
            <text:p text:style-name="P36"><text:s text:c="25"/><text:span text:style-name="T7">/ <text:s text:c="34"/>\</text:span></text:p>
            <text:p text:style-name="P36"><text:s text:c="2"/><text:span text:style-name="T7">--------------------------------------------</text:span></text:p>
            <text:p text:style-name="P36"><text:s text:c="2"/><text:span text:style-name="T7">| <text:s text:c="2"/>/dev/hda1 <text:s text:c="2"/>| <text:s/>/dev/hda5 <text:s/>| /dev/hda6 <text:s/>|</text:span></text:p>
            <text:p text:style-name="P36"><text:s text:c="2"/><text:span text:style-name="T7">--------------------------------------------</text:span></text:p>
          </table:table-cell>
        </table:table-row>
      </table:table>
      <text:p text:style-name="P31"/>
      <text:p text:style-name="P33"/>
      <text:p text:style-name="P33"/>
      <text:h text:style-name="P45" text:outline-level="3"><text:soft-page-break/>Comando fsck</text:h>
      <text:p text:style-name="P27">Permite revisar y reparar el sistema de ficheros de Linux. Es necesario ser root para ejecutar este comando. Es importante que el sistema de archivos esté desmontado, si no, podemos crear graves daños.</text:p>
      <text:p text:style-name="P27"><text:span text:style-name="T2">Formato</text:span>: fsck [OPCIONES] SISTEMA DE ARCHIVOS</text:p>
      <text:p text:style-name="P28"><text:span text:style-name="T2">Opciones básicas</text:span>:</text:p>
      <text:p text:style-name="P28"><text:s text:c="8"/>-a <text:s text:c="2"/>---&gt; Repara automáticamente los errores sin pedir confirmación</text:p>
      <text:p text:style-name="P28"><text:s text:c="7"/>-A <text:s/>---&gt; Chequea todos los sistemas de archivos montados.. </text:p>
      <text:p text:style-name="P28">Si se especifica esta opción, no es </text:p>
      <text:p text:style-name="P28"><text:s text:c="20"/>necesario especificar el SISTEMA_DE_ARCHIVOS en el comando.</text:p>
      <text:p text:style-name="P17"><text:span text:style-name="T8">El SISTEMA_DE_ARCHIVOS puede especificarse como un punto de montaje (/, /usr, etc) o un </text:span>nombre de dispositivo (/dev/sdb1, /dev/sdb2, etc).</text:p>
      <text:p text:style-name="P17"><text:span text:style-name="T2">Ejemplos</text:span>:</text:p>
      <text:p text:style-name="P17"><text:s text:c="6"/>fsck -Aa</text:p>
      <text:p text:style-name="P17"><text:s text:c="6"/>fsck -a /usr</text:p>
      <text:p text:style-name="P17"/>
      <text:h text:style-name="P44" text:outline-level="3">Comando mkfs</text:h>
      <text:p text:style-name="P13">Permite crear sistemas de ficheros Linux. Este comando realmente formatea una partición existente con un determinado formato. Si no se especifican parámetros, se formatea el sistema de archivos con el tipo ext2. Es necesario ser root para ejecutar este comando. Los formatos sistemas de archivos que podemos usar con este comando en sistemas Debian, son el ext2 y el ext3. Se recomienda el ext3 ya que aporta las siguientes mejoras:</text:p>
      <text:list text:style-name="L8">
        <text:list-item>
          <text:p text:style-name="P59">Journaling filesystem (mantiene un log de las operaciones sobre el disco, de forma que se aumenta la seguridad, evitando chequeos de la partición tras un corte de luz) </text:p>
        </text:list-item>
        <text:list-item>
          <text:p text:style-name="P67">Mayor integridad de los datos. </text:p>
        </text:list-item>
        <text:list-item>
          <text:p text:style-name="P67">Mayor rapidez que el ext2 en ciertas operaciones </text:p>
        </text:list-item>
        <text:list-item>
          <text:p text:style-name="P60">Fácil transición de ext2 a ext3. El cambio es reversible. </text:p>
        </text:list-item>
      </text:list>
      <text:p text:style-name="Text_20_body"/>
      <text:p text:style-name="Text_20_body"><text:span text:style-name="T2">Formato</text:span>: mkfs [OPCIONES] SISTEMA_DE_FICHEROS</text:p>
      <text:p text:style-name="P17"><text:span text:style-name="T2">Opciones básicas</text:span>:</text:p>
      <text:p text:style-name="P17"><text:s text:c="4"/>-t TIPO_SISTEMA ---&gt; Permite indicar el tipo de sistema de ficheros a utilizar.</text:p>
      <text:p text:style-name="P17"><text:span text:style-name="T2">Ejemplos</text:span>:</text:p>
      <text:p text:style-name="P17"><text:s text:c="4"/>mkfs -t ext3 /dev/hdb3 <text:s text:c="2"/>---&gt; Formateo de la tercera partición del segundo disco IDE con formato </text:p>
      <text:p text:style-name="P17"><text:s text:c="51"/>ext3</text:p>
      <text:p text:style-name="P17"/>
      <text:h text:style-name="P44" text:outline-level="3"><text:soft-page-break/>Comando mkswap</text:h>
      <text:p text:style-name="P13">Permite crear una partición de tipo swap. Es necesario ser root para ejecutar este comando.</text:p>
      <text:p text:style-name="P13"><text:span text:style-name="T2">Formato</text:span>: mkswap [OPCIONES] SISTEMA_DE_FICHEROS <text:s text:c="2"/>TAMAÑO_EN_KB</text:p>
      <text:p text:style-name="P17"><text:span text:style-name="T2">Opciones básicas</text:span>:</text:p>
      <text:p text:style-name="P17"><text:s text:c="11"/>-c <text:s text:c="2"/>--&gt; Comprueba la partición para verificar que no hay errores.</text:p>
      <text:p text:style-name="P17">Ejemplos:</text:p>
      <text:p text:style-name="P17"><text:s text:c="10"/>mkswap -c /dev/hda3 50000</text:p>
      <text:p text:style-name="P17"/>
      <text:h text:style-name="P44" text:outline-level="3">Comando swapoff</text:h>
      <text:p text:style-name="P13">Desactiva una partición swap. Es necesario ser root para ejecutar este comando.</text:p>
      <text:p text:style-name="P13"><text:span text:style-name="T2">Formato</text:span>: swapoff PARTICION_SWAP</text:p>
      <text:p text:style-name="P17"/>
      <text:h text:style-name="P44" text:outline-level="3">Comando swapon</text:h>
      <text:p text:style-name="P13">Activa una partición swap. Es necesario ser root para ejecutar este comando. Este comando se ejecuta durante el arranque sobre todas las particiones de tipo swap en el fichero /etc/fstab</text:p>
      <text:p text:style-name="P13"><text:span text:style-name="T2">Formato</text:span>: swapon PARTICION_SWAP</text:p>
      <text:p text:style-name="P17"/>
      <text:p text:style-name="P17"/>
      <text:h text:style-name="P44" text:outline-level="3">Comando mount</text:h>
      <text:p text:style-name="P13">Permite montar dispositivos dentro de un directorio vacío del sistema de ficheros. De esta forma podemos entre otras cosas, poder añadir más discos al sistema, teniendo un solo árbol de directorios.</text:p>
      <text:p text:style-name="P13">Si no ponemos ninguna opción, se muestran todos los sistemas de ficheros montados.</text:p>
      <text:p text:style-name="P13"><text:span text:style-name="T2">Formato</text:span>: mount [OPCIONES] [FICHERO_DE_DISPOSITIVO] [PUNTO DE MONTAJE]</text:p>
      <text:p text:style-name="P13"><text:span text:style-name="T2">Opciones básicas</text:span>:</text:p>
      <text:p text:style-name="P13"><text:tab/>-t ---&gt; Permite especificar el tipo de sistema de ficheros que se va a montar. Si no </text:p>
      <text:p text:style-name="P13"><text:s text:c="18"/>especificamos este parámetro, Linux intentará detectar el tipo de sistema de ficheros que </text:p>
      <text:p text:style-name="P13"><text:s text:c="18"/>debe montar. Los sistemas soportados por Linux, dependen del kernel. Los más comunes </text:p>
      <text:p text:style-name="P13"><text:s text:c="18"/>son: <text:s/></text:p>
      <text:list text:style-name="L9">
        <text:list-item>
          <text:p text:style-name="P65">auto (se detecta automáticamente el sistema de archivos que usa el dispositivo. Ante la duda es mejor usar esta opción).</text:p>
        </text:list-item>
        <text:list-item>
          <text:p text:style-name="P65">ext2 (sistema nativo de Linux) <text:s/></text:p>
        </text:list-item>
        <text:list-item>
          <text:p text:style-name="P65">ext3 (mejora del estándar ext2) <text:s/></text:p>
        </text:list-item>
        <text:list-item>
          <text:p text:style-name="P65"><text:soft-page-break/>iso9660 (formato de CD y DVD)</text:p>
        </text:list-item>
        <text:list-item>
          <text:p text:style-name="P65">msdos (formato msdos) </text:p>
        </text:list-item>
        <text:list-item>
          <text:p text:style-name="P65">ntfs (Formato NTFS, pero sólo permite lectura)</text:p>
        </text:list-item>
        <text:list-item>
          <text:p text:style-name="P65">udf (para CD y DVD)</text:p>
        </text:list-item>
        <text:list-item>
          <text:p text:style-name="P65">vfat (formato FAT de msdos)</text:p>
        </text:list-item>
        <text:list-item>
          <text:p text:style-name="P65">tmpfs (temporal)</text:p>
        </text:list-item>
        <text:list-item>
          <text:p text:style-name="P65">proc (específico para el directorio /proc)</text:p>
        </text:list-item>
        <text:list-item>
          <text:p text:style-name="P65">devpts (para montaje de determinados dispositivos)</text:p>
        </text:list-item>
        <text:list-item>
          <text:p text:style-name="P65">raisefs (sistema nativo de Linux)</text:p>
        </text:list-item>
      </text:list>
      <text:p text:style-name="P13"><text:tab/>-o ---&gt; Permite especificar una serie de opciones de montaje separadas por comas. Las </text:p>
      <text:p text:style-name="P13"><text:s text:c="23"/>principales son:</text:p>
      <text:list text:style-name="L10">
        <text:list-item>
          <text:p text:style-name="P66">atime <text:s/>--&gt; actualiza la fecha de acceso a cada inodo cuando se accede a este. Esta opción está por defecto.</text:p>
        </text:list-item>
        <text:list-item>
          <text:p text:style-name="P66">auto --&gt; Este sistema podrá ser montado automáticamente con el comando mount -a</text:p>
        </text:list-item>
        <text:list-item>
          <text:p text:style-name="P66">defaults --&gt; Se añaden las siguientes opciones por defecto: rw, suid, dev, exec, auto, nouser y async</text:p>
        </text:list-item>
        <text:list-item>
          <text:p text:style-name="P66">dev --&gt; Indica que el sistema de ficheros puede almacenar ficheros de carácter o bloque.</text:p>
        </text:list-item>
        <text:list-item>
          <text:p text:style-name="P66">exec --&gt; <text:s/>Permite ejecutar programas o ficheros en ese sistema de ficheros.</text:p>
        </text:list-item>
        <text:list-item>
          <text:p text:style-name="P66">noauto --&gt; El sistema de ficheros no puede montarse automáticamente en el arranque del sistema. Solo podrá montarse de forma manual.</text:p>
        </text:list-item>
        <text:list-item>
          <text:p text:style-name="P66">nodev --&gt; <text:s/>Indica que el sistema de ficheros no puede almacenar ficheros de carácter o bloque.</text:p>
        </text:list-item>
        <text:list-item>
          <text:p text:style-name="P66">noexec --&gt; <text:s/>No se permite ejecutar programas o ficheros en ese sistema de ficheros.</text:p>
        </text:list-item>
        <text:list-item>
          <text:p text:style-name="P66">nouser --&gt; Sólo root puede montar este sistema de archivos.</text:p>
        </text:list-item>
        <text:list-item>
          <text:p text:style-name="P66">owner <text:s/>--&gt; Permite que un usuario que no sea root, pueda montarlo o desmontarlo, siempre que sea el propietario del fichero de dispositivo</text:p>
        </text:list-item>
        <text:list-item>
          <text:p text:style-name="P66">remount <text:s/>--&gt; Si se desmonta el sistema de ficheros, se intentará montar otra vez automáticamente.</text:p>
        </text:list-item>
        <text:list-item>
          <text:p text:style-name="P66">ro --&gt; Se monta el sistema de ficheros como de sólo lectura. <text:s text:c="20"/></text:p>
        </text:list-item>
        <text:list-item>
          <text:p text:style-name="P66">rw --&gt; Se monta el sistema de ficheros como de lectura y escritura.</text:p>
        </text:list-item>
        <text:list-item>
          <text:p text:style-name="P66">uid=USUARIO --&gt; Establece al usuario indicado, como propietario de los ficheros del sistema de ficheros que vamos a montar. Si no hacemos esto, el propietario será root. Esta opción sólo es útil si montamos un sistema de archivos que no sea nativo de Linux, es decir, cualquier sistema menos raisefs, ext2 o ext3. En caso de montar un sistema nativo Linux, este parámetro se ignora, ya que los ficheros ya tienen sus usuarios propietarios asignados.</text:p>
        </text:list-item>
        <text:list-item>
          <text:p text:style-name="P66">user USUARIO --&gt; Permite al usuario indicado montar y desmontar el sistema de <text:soft-page-break/>ficheros.</text:p>
        </text:list-item>
        <text:list-item>
          <text:p text:style-name="P66"><text:s/>users <text:s/>--&gt; Permite a cualquier usuario montar y desmontar el sistema de ficheros.</text:p>
        </text:list-item>
      </text:list>
      <text:p text:style-name="P13"/>
      <text:p text:style-name="P13"><text:span text:style-name="T2">Ejemplos</text:span>:</text:p>
      <text:p text:style-name="P13"><text:s text:c="12"/>mount ---&gt; muestra los sistemas de ficheros montados.</text:p>
      <text:p text:style-name="P13"><text:tab/>mount /dev/hda3 <text:s text:c="2"/>---&gt; busca en el fichero /etc/fstab, donde debe montar ese fichero de </text:p>
      <text:p text:style-name="P13"><text:s text:c="49"/>dispositivo y lo monta con las opciones que se indiquen.</text:p>
      <text:p text:style-name="P13"><text:tab/>mount -t ext3 /dev/hda4 <text:s/>/home2 ---&gt; Monta la partición 4 del disco hda en el </text:p>
      <text:p text:style-name="P13"><text:s text:c="66"/>directorio /home2, especificando que se trata de un sistema </text:p>
      <text:p text:style-name="P13"><text:s text:c="66"/>de tipo ext3.</text:p>
      <text:p text:style-name="P6"><text:tab/>mount -t ext3 -o exec,users /dev/hda4 <text:s/>/home2 ---&gt; Monta la partición 4 del disco hda en el </text:p>
      <text:p text:style-name="P6"><text:s text:c="66"/>directorio /home2, especificando que se trata de un sistema </text:p>
      <text:p text:style-name="P39">de tipo ext3.</text:p>
      <text:p text:style-name="P39">Además realiza el montaje con las opciones exec y users.</text:p>
      <text:p text:style-name="P13"><text:span text:style-name="T2">Notas</text:span>:</text:p>
      <text:p text:style-name="P13">El fichero /dev/fstab almacena la información de los sistemas de ficheros que deben montarse en el arranque del sistema o al ejecutar el comando mount -a. El formato de este fichero es el siguiente:</text:p>
      <text:p text:style-name="P13">&lt;dispositivo&gt; <text:s/>&lt;punto_de_montaje&gt; <text:s/>&lt;tipo_de_sistema_de_ficheros&gt; &lt;opciones&gt; &lt;dump&gt; &lt;pass&gt;</text:p>
      <text:p text:style-name="P13">Cada uno de estos elementos se refiere a:</text:p>
      <text:p text:style-name="P13">&lt;dispositivo&gt; --&gt; Dispositivo a montar.</text:p>
      <text:p text:style-name="P13">&lt;punto_de_montaje&gt; --&gt; Ubicación donde se monta el dispositivo.</text:p>
      <text:p text:style-name="P13">&lt;tipo de sistema de ficheros&gt;</text:p>
      <text:p text:style-name="P13">&lt;opciones&gt;</text:p>
      <text:p text:style-name="P13">&lt;dump&gt; --&gt; Esta opción solo puede poseer el valor 0 o 1, en ella se guardan los errores en tiempo de sistema que ha reportado el sistema de archivos. Al activarlo (1) se hará un backup con las opciones, creando backup por si surge algún tipo de problema, lo normal es tenerlo desactivado (0), ya que rara vez se produce un error. </text:p>
      <text:p text:style-name="P13">&lt;pass&gt; --&gt; Esta opción al igual que la anterior tan solo puede poseer el valor 0 o 1. Si la activamos (1) el sistema realizara una pasada cada X desmontadas o si el dispositivo a sido desmontado incorrectamente para comprobar su integridad. En caso de estar desactivado (0), el sistema no realizara nunca ninguna pasada para comprobar la integridad del dispositivo físico, por ello es recomendable tenerlo en activado (1). </text:p>
      <text:p text:style-name="P13"/>
      <text:h text:style-name="P44" text:outline-level="3">Comando umount</text:h>
      <text:p text:style-name="P13">Permite desmontar sistemas de ficheros.</text:p>
      <text:p text:style-name="P13"><text:span text:style-name="T2">Formato</text:span>: umount [DISPOSITIVO]</text:p>
      <text:p text:style-name="P13"><text:span text:style-name="T2">Opciones básicas</text:span>:</text:p>
      <text:p text:style-name="P13"><text:soft-page-break/><text:tab/>-a ---&gt; Desmonta los sistemas de ficheros indicados en /etc/mtab</text:p>
      <text:p text:style-name="P13"><text:span text:style-name="T2">Ejemplos</text:span>:</text:p>
      <text:p text:style-name="P13"><text:tab/>umount /dev/hda2 ---&gt; Desmonta la partición 2 del disco hda</text:p>
      <text:p text:style-name="P13"><text:tab/>umount -a ---&gt; desmonta todos los sistemas de ficheros indicados en el fichero /etc/mtab</text:p>
      <text:p text:style-name="P18">Notas:</text:p>
      <text:p text:style-name="P13">El fichero /etc/mtab, mantiene los sistemas de ficheros montados en el sistema. Es mantenido automáticamente por el sistema, así que NUNCA DEBEMOS MODIFICARLO MANUALMENTE, ya que podrían producirse inconsistencias.</text:p>
      <text:p text:style-name="P13"/>
      <text:h text:style-name="P12" text:outline-level="2">2.7 Comandos de gestión de red.</text:h>
      <text:p text:style-name="P13">En el siguiente apartado, trataremos los comandos básicos que nos permitirán configurar y testear la red en un sistema Linux.</text:p>
      <text:p text:style-name="P13"/>
      <text:h text:style-name="P44" text:outline-level="3">Comando ifconfig</text:h>
      <text:p text:style-name="P13">Permite visualizar y modificar la configuración de red del sistema.</text:p>
      <text:p text:style-name="P13"><text:span text:style-name="T2">Formato</text:span>: ifconfig [OPCIONES] [INTERFAZ] [CONFIGURACIÓN]</text:p>
      <text:p text:style-name="P13"><text:span text:style-name="T2">Opciones básicas</text:span>:</text:p>
      <text:p text:style-name="P13"><text:tab/>-a ---&gt; Muestra la información de las interfaces de red del sistema, esten activas o no.</text:p>
      <text:p text:style-name="P13"><text:span text:style-name="T2">Ejemplos</text:span>:</text:p>
      <text:p text:style-name="P13"><text:tab/>ifconfig -a <text:span text:style-name="T9">→</text:span> Muestra los datos de los interfaces de red.</text:p>
      <text:p text:style-name="P13"><text:s text:c="12"/>ifconfig eth0 netmask 255.255.255.0 192.168.0.20 <text:span text:style-name="T9">→</text:span> Configura la red de un interfaz</text:p>
      <text:p text:style-name="P13"><text:s text:c="12"/>ifconfig eth0 down <text:span text:style-name="T9">→</text:span> Para el interfaz eth0</text:p>
      <text:p text:style-name="P13"><text:s text:c="12"/>ifconfig eth0 up <text:span text:style-name="T9">→</text:span> Arranca el interfaz eth0</text:p>
      <text:p text:style-name="P13"/>
      <text:h text:style-name="P44" text:outline-level="3">Comando ifdown</text:h>
      <text:p text:style-name="P13">Desactiva una interfaz de red.</text:p>
      <text:p text:style-name="P13"><text:span text:style-name="T2">Formato</text:span>: ifdown INTERFAZ</text:p>
      <text:p text:style-name="P13"><text:span text:style-name="T2">Ejemplos</text:span>:</text:p>
      <text:p text:style-name="P13"><text:tab/>ifdown eth0</text:p>
      <text:p text:style-name="P13"/>
      <text:h text:style-name="P44" text:outline-level="3">Comando ifup</text:h>
      <text:p text:style-name="P13">Activa una interfaz de red.</text:p>
      <text:p text:style-name="P13"><text:span text:style-name="T2">Formato</text:span>: ifup INTERFAZ</text:p>
      <text:p text:style-name="P13"><text:span text:style-name="T2">Ejemplos</text:span>:</text:p>
      <text:p text:style-name="P13"><text:tab/>ifdup eth0</text:p>
      <text:p text:style-name="P13"/>
      <text:h text:style-name="P44" text:outline-level="3">Comando ping</text:h>
      <text:p text:style-name="P13">Permite enviar paquetes de prueba a una máquina para comprobar si existe o no conectividad.</text:p>
      <text:p text:style-name="P13"><text:span text:style-name="T2">Formato</text:span>: ping DIRECCIÓN_IP</text:p>
      <text:p text:style-name="P13"><text:span text:style-name="T2">Opciones básicas</text:span>:</text:p>
      <text:p text:style-name="P13"><text:soft-page-break/><text:tab/>-I DEVICE <text:s text:c="2"/><text:span text:style-name="T9">→</text:span> Permite especificar el interfaz de red por el que deben salir los paquetes.</text:p>
      <text:p text:style-name="P13"><text:span text:style-name="T2">Ejemplos</text:span>:</text:p>
      <text:p text:style-name="P13"><text:tab/>ping 192.168.0.20</text:p>
      <text:p text:style-name="P13"><text:tab/>ping <text:a xlink:type="simple" xlink:href="http://www.terra.es/">www.terra.es</text:a></text:p>
      <text:p text:style-name="P13"><text:s text:c="12"/>ping -I eth0 192.168.0.3</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imes" svg:font-family="Times"/>
    <style:font-face style:name="Times1" svg:font-family="Times" style:font-family-generic="roman"/>
    <style:font-face style:name="Helvetica1" svg:font-family="Helvetica" style:font-family-generic="swiss"/>
    <style:font-face style:name="DejaVu Sans Mono" svg:font-family="'DejaVu Sans Mono'"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Manual básico de comandos Linux</text:p>
      </style:header>
      <style:footer>
        <text:p text:style-name="Footer">Página <text:page-number text:select-page="current">41</text:page-number> de <text:page-count>4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1-14T09:58:54</meta:creation-date>
    <dc:date>2009-06-01T16:30:55</dc:date>
    <meta:printed-by>s v</meta:printed-by>
    <meta:print-date>2008-01-17T15:19:30</meta:print-date>
    <dc:language>es-ES</dc:language>
    <meta:editing-cycles>326</meta:editing-cycles>
    <meta:editing-duration>P1DT14H10M58S</meta:editing-duration>
    <meta:user-defined meta:name="Info 1"/>
    <meta:user-defined meta:name="Info 2"/>
    <meta:user-defined meta:name="Info 3"/>
    <meta:user-defined meta:name="Info 4"/>
    <meta:document-statistic meta:table-count="2" meta:image-count="0" meta:object-count="0" meta:page-count="41" meta:paragraph-count="998" meta:word-count="8054" meta:character-count="55407"/>
  </office:meta>
</office:document-meta>
</file>